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6" style:family="graphic" style:parent-style-name="standard">
      <style:graphic-properties draw:fill-color="#669900" draw:textarea-horizontal-align="justify" draw:textarea-vertical-align="middle" draw:auto-grow-height="false"/>
    </style:style>
    <style:style style:name="gr7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8" style:family="graphic" style:parent-style-name="standard">
      <style:graphic-properties draw:fill-color="#009933" draw:textarea-horizontal-align="justify" draw:textarea-vertical-align="middle" draw:auto-grow-height="false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standard">
      <style:graphic-properties svg:stroke-color="#3465a4" draw:fill="solid" draw:fill-color="#cccccc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5cm"/>
    </style:style>
    <style:style style:name="gr20" style:family="graphic" style:parent-style-name="standard">
      <style:graphic-properties draw:textarea-horizontal-align="justify" draw:textarea-vertical-align="top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22" style:family="graphic" style:parent-style-name="standard">
      <style:graphic-properties draw:fill-color="#6699cc" draw:textarea-horizontal-align="justify" draw:textarea-vertical-align="middle" draw:auto-grow-height="false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6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fill-color="#0084d1" draw:opacity="50%" draw:opacity-name="" draw:textarea-horizontal-align="justify" draw:textarea-vertical-align="top" draw:auto-grow-height="false"/>
    </style:style>
    <style:style style:name="gr28" style:family="graphic" style:parent-style-name="standard">
      <style:graphic-properties draw:fill-color="#0066cc" draw:opacity="50%" draw:opacity-name="" draw:textarea-horizontal-align="justify" draw:textarea-vertical-align="middle" draw:auto-grow-height="false"/>
    </style:style>
    <style:style style:name="gr29" style:family="graphic" style:parent-style-name="standard">
      <style:graphic-properties draw:fill-color="#004586" draw:opacity="50%" draw:opacity-name="" draw:textarea-horizontal-align="justify" draw:textarea-vertical-align="middle" draw:auto-grow-height="false"/>
    </style:style>
    <style:style style:name="gr30" style:family="graphic" style:parent-style-name="standard">
      <style:graphic-properties draw:fill-color="#b2b2b2" draw:opacity="50%" draw:opacity-name="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33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95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59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099cm"/>
    </style:style>
    <style:style style:name="gr39" style:family="graphic" style:parent-style-name="standard">
      <style:graphic-properties draw:fill-color="#5c8526" draw:textarea-horizontal-align="justify" draw:textarea-vertical-align="top" draw:auto-grow-height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602cm"/>
    </style:style>
    <style:style style:name="gr42" style:family="graphic" style:parent-style-name="standard">
      <style:graphic-properties draw:textarea-horizontal-align="justify" draw:textarea-vertical-align="bottom" draw:auto-grow-height="fals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fill-color="#ff3333" draw:textarea-horizontal-align="justify" draw:textarea-vertical-align="bottom" draw:auto-grow-height="false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5pt" style:font-size-asian="15pt" style:font-size-complex="15pt"/>
    </style:style>
    <style:style style:name="P5" style:family="paragraph">
      <style:paragraph-properties fo:text-align="start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/>
      <style:text-properties fo:font-size="18pt" fo:font-style="italic" style:font-style-asian="italic" style:font-style-complex="italic"/>
    </style:style>
    <style:style style:name="P12" style:family="paragraph">
      <style:paragraph-properties fo:text-align="end"/>
    </style:style>
    <style:style style:name="P13" style:family="paragraph">
      <style:text-properties fo:font-size="18pt" style:text-underline-style="solid" style:text-underline-width="auto" style:text-underline-color="font-color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start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6pt" style:text-underline-style="none" style:font-size-asian="16pt" style:font-size-complex="16pt"/>
    </style:style>
    <style:style style:name="P20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style:text-underline-style="solid" style:text-underline-width="auto" style:text-und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6pt" style:text-underline-style="none" style:font-size-asian="16pt" style:font-size-complex="16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Recettes" draw:style-name="dp1" draw:master-page-name="Standard" presentation:presentation-page-layout-name="AL1T0">
        <draw:custom-shape draw:style-name="gr1" draw:text-style-name="P2" draw:layer="layout" svg:width="3.5cm" svg:height="12cm" svg:x="0.5cm" svg:y="5.299cm">
          <text:p text:style-name="P1"><text:span text:style-name="T1">Menu </text:span></text:p>
          <text:p text:style-name="P1"><text:span text:style-name="T1">Flottant</text:span></text:p>
          <text:p text:style-name="P1"><text:span text:style-name="T1">Recett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7cm" svg:x="22.5cm" svg:y="3.299cm">
          <text:p text:style-name="P1"><text:span text:style-name="T1">Contenu panier</text:span></text:p>
          <text:p text:style-name="P1"><text:span text:style-name="T1">flotta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5cm" svg:height="7cm" svg:x="4.5cm" svg:y="3.499cm">
          <text:p text:style-name="P1"><text:span text:style-name="T1">Carrousel recett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5cm" svg:x="0.001cm" svg:y="2.5cm">
          <text:p text:style-name="P1"><text:span text:style-name="T1">Recettes | Ingrédi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2.5cm" svg:x="23.498cm" svg:y="2.398cm">
          <text:p text:style-name="P3"><text:span text:style-name="T2">Login :</text:span></text:p>
          <text:p text:style-name="P3"><text:span text:style-name="T2">Password :</text:span></text:p>
          <text:p text:style-name="P3"><text:span text:style-name="T2"/></text:p>
          <text:p text:style-name="P3"><text:span text:style-name="T3">Créer un compt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2.5cm" svg:x="23.5cm" svg:y="0.001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4cm" svg:x="25.498cm" svg:y="2.599cm">
          <text:p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0.4cm" svg:x="26.698cm" svg:y="3.1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0.4cm" svg:x="25.498cm" svg:y="3.7cm">
          <text:p text:style-name="P3"><text:span text:style-name="T4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cm" svg:y="1.498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89cm" svg:y="1.85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Recettes" draw:style-name="dp1" draw:master-page-name="Standard">
        <draw:custom-shape draw:style-name="gr1" draw:text-style-name="P2" draw:layer="layout" svg:width="3.5cm" svg:height="12cm" svg:x="0.5cm" svg:y="5.299cm">
          <text:p text:style-name="P1"><text:span text:style-name="T1">Menu </text:span></text:p>
          <text:p text:style-name="P1"><text:span text:style-name="T1">Flottant</text:span></text:p>
          <text:p text:style-name="P1"><text:span text:style-name="T1">Recett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7cm" svg:x="22.5cm" svg:y="3.299cm">
          <text:p text:style-name="P1"><text:span text:style-name="T1">Contenu panier</text:span></text:p>
          <text:p text:style-name="P1"><text:span text:style-name="T1">flotta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2.5cm" svg:x="23.5cm" svg:y="0.001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5cm">
          <text:p text:style-name="P1"><text:span text:style-name="T1">Recettes &gt; Catégorie 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5cm" svg:x="4.5cm" svg:y="4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3cm" svg:x="5cm" svg:y="5.89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0.5cm" svg:x="4.998cm" svg:y="4.9cm">
          <text:p text:style-name="P1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0.5cm" svg:x="13.498cm" svg:y="4.9cm">
          <text:p text:style-name="P1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3cm" svg:x="13.5cm" svg:y="5.89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cm" svg:height="3cm" svg:x="9cm" svg:y="5.898cm">
          <draw:text-box>
            <text:p><text:span text:style-name="T1">Résumé</text:span></text:p>
          </draw:text-box>
        </draw:frame>
        <draw:frame draw:style-name="gr14" draw:text-style-name="P7" draw:layer="layout" svg:width="4cm" svg:height="3cm" svg:x="17.5cm" svg:y="5.898cm">
          <draw:text-box>
            <text:p><text:span text:style-name="T1">Résumé</text:span></text:p>
          </draw:text-box>
        </draw:frame>
        <draw:custom-shape draw:style-name="gr1" draw:text-style-name="P2" draw:layer="layout" svg:width="3.5cm" svg:height="3cm" svg:x="5cm" svg:y="10.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0.5cm" svg:x="4.998cm" svg:y="9.899cm">
          <text:p text:style-name="P1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0.5cm" svg:x="13.498cm" svg:y="9.899cm">
          <text:p text:style-name="P1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3cm" svg:x="13.5cm" svg:y="10.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cm" svg:height="3cm" svg:x="9cm" svg:y="10.899cm">
          <draw:text-box>
            <text:p><text:span text:style-name="T1">Résumé</text:span></text:p>
          </draw:text-box>
        </draw:frame>
        <draw:frame draw:style-name="gr14" draw:text-style-name="P7" draw:layer="layout" svg:width="4cm" svg:height="3cm" svg:x="17.5cm" svg:y="10.899cm">
          <draw:text-box>
            <text:p><text:span text:style-name="T1">Résumé</text:span></text:p>
          </draw:text-box>
        </draw:frame>
        <draw:custom-shape draw:style-name="gr1" draw:text-style-name="P2" draw:layer="layout" svg:width="3.5cm" svg:height="3cm" svg:x="5cm" svg:y="15.4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0.5cm" svg:x="4.998cm" svg:y="14.399cm">
          <text:p text:style-name="P1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0.5cm" svg:x="13.498cm" svg:y="14.399cm">
          <text:p text:style-name="P1"><text:span text:style-name="T1">Nom de la rec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3cm" svg:x="13.5cm" svg:y="15.4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cm" svg:height="3cm" svg:x="9cm" svg:y="15.399cm">
          <draw:text-box>
            <text:p><text:span text:style-name="T1">Résumé</text:span></text:p>
          </draw:text-box>
        </draw:frame>
        <draw:frame draw:style-name="gr14" draw:text-style-name="P7" draw:layer="layout" svg:width="4cm" svg:height="3cm" svg:x="17.5cm" svg:y="15.399cm">
          <draw:text-box>
            <text:p><text:span text:style-name="T1">Résumé</text:span></text:p>
          </draw:text-box>
        </draw:fram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5" draw:text-style-name="P1" draw:layer="layout" svg:width="0.5cm" svg:height="0.5cm" svg:x="9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9.6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0.2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0.8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1.4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7.6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8.2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8.8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1" draw:layer="layout" svg:width="0.5cm" svg:height="0.5cm" svg:x="19.4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" draw:text-style-name="P1" draw:layer="layout" svg:width="0.5cm" svg:height="0.5cm" svg:x="20cm" svg:y="7.49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9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9.6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0.2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0.8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1.4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9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9.6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0.2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0.8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1.4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7.6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8.2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8.8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9.4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20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7.6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8.2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8.8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9.4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20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cette" draw:style-name="dp1" draw:master-page-name="Standard">
        <draw:custom-shape draw:style-name="gr1" draw:text-style-name="P2" draw:layer="layout" svg:width="3.5cm" svg:height="12cm" svg:x="0.5cm" svg:y="5.299cm">
          <text:p text:style-name="P1"><text:span text:style-name="T1">Menu </text:span></text:p>
          <text:p text:style-name="P1"><text:span text:style-name="T1">Flottant</text:span></text:p>
          <text:p text:style-name="P1"><text:span text:style-name="T1">Recet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7cm" svg:x="22.5cm" svg:y="3.299cm">
          <text:p text:style-name="P1"><text:span text:style-name="T1">Contenu panier</text:span></text:p>
          <text:p text:style-name="P1"><text:span text:style-name="T1">flotta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2.5cm" svg:x="23.5cm" svg:y="0.001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5cm">
          <text:p text:style-name="P1"><text:span text:style-name="T1">Recettes &gt; Catégorie Recette &gt; 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5cm" svg:x="4.5cm" svg:y="4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3cm" svg:x="5.3cm" svg:y="5.89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4.6cm" svg:x="5.298cm" svg:y="5.899cm">
          <text:p text:style-name="P1"><text:span text:style-name="T1">Photo rec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0.7cm" svg:x="5.298cm" svg:y="4.699cm">
          <text:p text:style-name="P1"><text:span text:style-name="T1">Nom Rec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5.5cm" svg:height="3cm" svg:x="5.3cm" svg:y="16cm">
          <text:p text:style-name="P1"><text:span text:style-name="T1">Video</text:span></text:p>
          <text:p text:style-name="P1"><text:span text:style-name="T1">(format texte)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6cm" svg:height="3.095cm" svg:x="13.5cm" svg:y="7.398cm">
          <draw:text-box>
            <text:p><text:span text:style-name="T1">Liste des ingrédients</text:span></text:p>
            <text:p><text:span text:style-name="T1">(+ case de rajout dans liste)</text:span></text:p>
          </draw:text-box>
        </draw:frame>
        <draw:custom-shape draw:style-name="gr1" draw:text-style-name="P2" draw:layer="layout" svg:width="15.5cm" svg:height="1.5cm" svg:x="5.3cm" svg:y="13.6cm">
          <text:p text:style-name="P1"><text:span text:style-name="T1">Recette </text:span></text:p>
          <text:p text:style-name="P1"><text:span text:style-name="T1">(format tex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6cm" svg:height="3cm" svg:x="5.5cm" svg:y="10.998cm">
          <draw:text-box>
            <text:p><text:span text:style-name="T1">Résumé</text:span></text:p>
          </draw:text-box>
        </draw:frame>
        <draw:custom-shape draw:style-name="gr1" draw:text-style-name="P2" draw:layer="layout" svg:width="16.2cm" svg:height="0.7cm" svg:x="5.098cm" svg:y="12.499cm">
          <text:p text:style-name="P1"><text:span text:style-name="T1">Annonce de bloc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draw:layer="layout" svg:width="3cm" svg:height="2cm" svg:x="13.5cm" svg:y="10.398cm">
          <draw:text-box>
            <text:p><text:span text:style-name="T1">Prix</text:span></text:p>
          </draw:text-box>
        </draw:fram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5" draw:text-style-name="P1" draw:layer="layout" svg:width="0.5cm" svg:height="0.5cm" svg:x="18.5cm" svg:y="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9.1cm" svg:y="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19.7cm" svg:y="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20.3cm" svg:y="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" draw:layer="layout" svg:width="0.5cm" svg:height="0.5cm" svg:x="20.9cm" svg:y="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9" draw:text-style-name="P9" draw:layer="layout" svg:width="1.675cm" svg:height="0.725cm" svg:x="20.3cm" svg:y="6cm">
          <draw:text-box>
            <text:p><text:span text:style-name="T7">avis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ngrédients" draw:style-name="dp1" draw:master-page-name="Standard">
        <draw:custom-shape draw:style-name="gr1" draw:text-style-name="P2" draw:layer="layout" svg:width="3.5cm" svg:height="12cm" svg:x="0.5cm" svg:y="5.299cm">
          <text:p text:style-name="P1"><text:span text:style-name="T1">Menu </text:span></text:p>
          <text:p text:style-name="P1"><text:span text:style-name="T1">Flottant</text:span></text:p>
          <text:p text:style-name="P1"><text:span text:style-name="T1">Ingréd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7cm" svg:x="22.5cm" svg:y="3.299cm">
          <text:p text:style-name="P1"><text:span text:style-name="T1">Contenu panier</text:span></text:p>
          <text:p text:style-name="P1"><text:span text:style-name="T1">flotta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2.5cm" svg:x="23.5cm" svg:y="0.001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cm" svg:height="7cm" svg:x="4.998cm" svg:y="3.499cm">
          <text:p text:style-name="P1"><text:span text:style-name="T1">Carrousel ingrédi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5cm">
          <text:p text:style-name="P1"><text:span text:style-name="T1">Recettes / Ingrédient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Ingrédients" draw:style-name="dp1" draw:master-page-name="Standard">
        <draw:custom-shape draw:style-name="gr1" draw:text-style-name="P2" draw:layer="layout" svg:width="3.5cm" svg:height="12cm" svg:x="0.5cm" svg:y="5.299cm">
          <text:p text:style-name="P1"><text:span text:style-name="T1">Menu </text:span></text:p>
          <text:p text:style-name="P1"><text:span text:style-name="T1">Flottant</text:span></text:p>
          <text:p text:style-name="P1"><text:span text:style-name="T1">Ingréd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7cm" svg:x="22.5cm" svg:y="3.299cm">
          <text:p text:style-name="P1"><text:span text:style-name="T1">Contenu panier</text:span></text:p>
          <text:p text:style-name="P1"><text:span text:style-name="T1">flotta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2.5cm" svg:x="23.5cm" svg:y="0.001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5cm">
          <text:p text:style-name="P1"><text:span text:style-name="T1">Recettes &gt; Catégorie Ingrédi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5cm" svg:x="4.5cm" svg:y="4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3cm" svg:x="5.3cm" svg:y="5.89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5.298cm" svg:y="4.9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10.8cm" svg:y="5.998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10.798cm" svg:y="5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16.8cm" svg:y="5.998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16.798cm" svg:y="5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5.5cm" svg:y="10.498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5.498cm" svg:y="9.5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11cm" svg:y="10.6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10.998cm" svg:y="9.599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17cm" svg:y="10.6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16.998cm" svg:y="9.599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5.5cm" svg:y="15.49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5.498cm" svg:y="14.5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11cm" svg:y="15.598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10.998cm" svg:y="14.6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17cm" svg:y="15.598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16.998cm" svg:y="14.6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5.3cm" svg:y="5.89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5.298cm" svg:y="4.9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10.8cm" svg:y="5.998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10.798cm" svg:y="5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3cm" svg:x="16.8cm" svg:y="5.998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0.5cm" svg:x="16.798cm" svg:y="5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ngrédient" draw:style-name="dp1" draw:master-page-name="Standard">
        <draw:custom-shape draw:style-name="gr1" draw:text-style-name="P2" draw:layer="layout" svg:width="3.5cm" svg:height="12cm" svg:x="0.5cm" svg:y="5.299cm">
          <text:p text:style-name="P1"><text:span text:style-name="T1">Menu </text:span></text:p>
          <text:p text:style-name="P1"><text:span text:style-name="T1">Flottant</text:span></text:p>
          <text:p text:style-name="P1"><text:span text:style-name="T1">Ingréd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7cm" svg:x="22.5cm" svg:y="3.299cm">
          <text:p text:style-name="P1"><text:span text:style-name="T1">Contenu panier</text:span></text:p>
          <text:p text:style-name="P1"><text:span text:style-name="T1">flotta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2.5cm" svg:x="23.5cm" svg:y="0.001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5cm">
          <text:p text:style-name="P1"><text:span text:style-name="T1">Recettes &gt; Catégorie Ingrédients &gt; Ingréd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5cm" svg:x="4.5cm" svg:y="4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3cm" svg:x="5.3cm" svg:y="5.89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cm" svg:height="7.6cm" svg:x="5.3cm" svg:y="5.899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2cm" svg:height="0.7cm" svg:x="5.298cm" svg:y="4.699cm">
          <text:p text:style-name="P1"><text:span text:style-name="T1">Nom 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5cm" svg:height="4.5cm" svg:x="6cm" svg:y="14.398cm">
          <text:p text:style-name="P1"><text:span text:style-name="T1">Conditionnement</text:span></text:p>
          <text:p text:style-name="P1"><text:span text:style-name="T1">+ prix (tableau?)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6cm" svg:height="3cm" svg:x="14.5cm" svg:y="6.498cm">
          <draw:text-box>
            <text:p><text:span text:style-name="T1">Présentation ingrédient</text:span></text:p>
          </draw:text-box>
        </draw:frame>
        <draw:custom-shape draw:style-name="gr1" draw:text-style-name="P2" draw:layer="layout" svg:width="6.5cm" svg:height="9.5cm" svg:x="14.5cm" svg:y="8.999cm">
          <text:p text:style-name="P1"><text:span text:style-name="T1">Recettes utilisant </text:span></text:p>
          <text:p text:style-name="P1"><text:span text:style-name="T1">cet ingrédient</text:span></text:p>
          <text:p text:style-name="P1"><text:span text:style-name="T1">(Liste complète </text:span></text:p>
          <text:p text:style-name="P1"><text:span text:style-name="T1">au format carrousel ?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réaCompte" draw:style-name="dp1" draw:master-page-name="Standard"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45cm">
          <text:p text:style-name="P1"><text:span text:style-name="T1">Créer un compte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6.2cm" svg:height="0.7cm" svg:x="5.298cm" svg:y="14.401cm">
          <text:p text:style-name="P3"><text:span text:style-name="T1">Mot de pa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15.301cm">
          <text:p text:style-name="P3"><text:span text:style-name="T1">Confirmation du mot de pa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13.501cm">
          <text:p text:style-name="P3"><text:span text:style-name="T1">Adresse mai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3.2cm" svg:height="0.7cm" svg:x="5.298cm" svg:y="3.898cm">
          <text:p text:style-name="P3"><text:span text:style-name="T1">Civilité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4.798cm">
          <text:p text:style-name="P3"><text:span text:style-name="T1">Nom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3.2cm" svg:height="0.7cm" svg:x="5.298cm" svg:y="3.898cm">
          <text:p text:style-name="P3"><text:span text:style-name="T1">Civilité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5.698cm">
          <text:p text:style-name="P3"><text:span text:style-name="T1">Prénom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6.598cm">
          <text:p text:style-name="P3"><text:span text:style-name="T1">Téléphon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6.2cm" svg:height="5.7cm" svg:x="5.298cm" svg:y="7.498cm">
          <text:p text:style-name="P3"><text:span text:style-name="T1">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0.7cm" svg:height="0.7cm" svg:x="12.2cm" svg:y="3.898cm">
          <text:p text:style-name="P3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0.7cm" svg:height="0.7cm" svg:x="17.3cm" svg:y="3.898cm">
          <text:p text:style-name="P3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3.3cm" svg:height="1.604cm" svg:x="8.9cm" svg:y="3.738cm">
          <draw:text-box>
            <text:p><text:span text:style-name="T1">Monsieur</text:span></text:p>
          </draw:text-box>
        </draw:frame>
        <draw:frame draw:style-name="gr21" draw:text-style-name="P2" draw:layer="layout" svg:width="3cm" svg:height="1.604cm" svg:x="14cm" svg:y="3.798cm">
          <draw:text-box>
            <text:p><text:span text:style-name="T1">Madame</text:span></text:p>
          </draw:text-box>
        </draw:frame>
        <draw:custom-shape draw:style-name="gr22" draw:text-style-name="P10" draw:layer="layout" svg:width="15.7cm" svg:height="0.7cm" svg:x="5.5cm" svg:y="8.5cm">
          <text:p text:style-name="P3"><text:span text:style-name="T1">Numéro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7cm" svg:height="0.7cm" svg:x="5.5cm" svg:y="9.4cm">
          <text:p text:style-name="P3"><text:span text:style-name="T1">Voi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7cm" svg:height="0.7cm" svg:x="5.5cm" svg:y="10.3cm">
          <text:p text:style-name="P3"><text:span text:style-name="T1">Complément d'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7cm" svg:height="0.7cm" svg:x="5.5cm" svg:y="11.2cm">
          <text:p text:style-name="P3"><text:span text:style-name="T1">Code posta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7cm" svg:height="0.7cm" svg:x="5.5cm" svg:y="12.1cm">
          <text:p text:style-name="P3"><text:span text:style-name="T1">Vill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16.204cm">
          <text:p text:style-name="P3"><text:span text:style-name="T1">Question secrète 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1" draw:layer="layout" svg:width="0.7cm" svg:height="0.7cm" svg:x="20.8cm" svg:y="16.19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" draw:layer="layout" svg:width="0.608cm" svg:height="0.468cm" svg:x="20.845cm" svg:y="16.33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" draw:text-style-name="P10" draw:layer="layout" svg:width="16.2cm" svg:height="0.7cm" svg:x="5.298cm" svg:y="17.104cm">
          <text:p text:style-name="P3"><text:span text:style-name="T1">Veuillez ressaisir le texte ci-dessous 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2.7cm" svg:height="1.196cm" svg:x="7.7cm" svg:y="17.903cm">
          <text:p text:style-name="P3"><text:span text:style-name="T8">BLAB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.2cm" svg:height="0.7cm" svg:x="11.098cm" svg:y="18.202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4.8cm" svg:height="0.7cm" svg:x="6.698cm" svg:y="19.303cm">
          <text:p text:style-name="P3"><text:span text:style-name="T4">Je reconnais avoir pris connaissance des conditions générales de v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0.7cm" svg:height="0.7cm" svg:x="5.5cm" svg:y="19.3cm">
          <text:p text:style-name="P3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ontact" draw:style-name="dp1" draw:master-page-name="Standard"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45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6.2cm" svg:height="0.7cm" svg:x="5.298cm" svg:y="6.598cm">
          <text:p text:style-name="P3"><text:span text:style-name="T1">Objet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6.2cm" svg:height="5.7cm" svg:x="5.298cm" svg:y="7.498cm">
          <text:p text:style-name="P3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3.5cm" svg:height="0.7cm" svg:x="11.3cm" svg:y="16.198cm">
          <text:p text:style-name="P3"><text:span text:style-name="T1"><text:s/></text:span><text:span text:style-name="T1">Envo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6.2cm" svg:height="0.7cm" svg:x="5.298cm" svg:y="5.8cm">
          <text:p text:style-name="P3"><text:span text:style-name="T1">Mai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1" draw:layer="layout" svg:width="0.7cm" svg:height="0.7cm" svg:x="20.801cm" svg:y="6.6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" draw:layer="layout" svg:width="0.608cm" svg:height="0.468cm" svg:x="20.846cm" svg:y="6.74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Panier" draw:style-name="dp1" draw:master-page-name="Standard"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6.3cm" svg:x="4.5cm" svg:y="3.4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45cm">
          <text:p text:style-name="P1"><text:span text:style-name="T1">Récapitulatif du pani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6.2cm" svg:height="6.7cm" svg:x="5.298cm" svg:y="4.3cm">
          <text:p text:style-name="P3"><text:span text:style-name="T1">Command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5cm" svg:height="0.7cm" svg:x="5.5cm" svg:y="5.299cm">
          <text:p text:style-name="P3"><text:span text:style-name="T1">Recettes </text:span><text:span text:style-name="T1"><text:tab/></text:span><text:span text:style-name="T1">| </text:span><text:span text:style-name="T1"><text:tab/></text:span><text:span text:style-name="T1">Nom </text:span><text:span text:style-name="T1"><text:tab/></text:span><text:span text:style-name="T1">| </text:span><text:span text:style-name="T1"><text:tab/></text:span><text:span text:style-name="T1">Quantité </text:span><text:span text:style-name="T1"><text:tab/></text:span><text:span text:style-name="T1">| </text:span><text:span text:style-name="T1"><text:tab/></text:span><text:span text:style-name="T1">Pri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3cm" svg:height="1.196cm" svg:x="11.498cm" svg:y="13.9cm">
          <text:p text:style-name="P3"><text:span text:style-name="T8">Pai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10" draw:layer="layout" svg:width="2.2cm" svg:height="1cm" svg:x="6.198cm" svg:y="6.199cm">
          <text:p text:style-name="P3"><text:span text:style-name="T1"><text:s/></text:span><text:span text:style-name="T1">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cm" svg:height="0.7cm" svg:x="20.598cm" svg:y="6.298cm">
          <text:p text:style-name="P1"><text:span text:style-name="T1"><text:s/></text:span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2.5cm" svg:height="1.604cm" svg:x="10cm" svg:y="6.138cm">
          <draw:text-box>
            <text:p><text:span text:style-name="T1">Blabla</text:span></text:p>
          </draw:text-box>
        </draw:frame>
        <draw:frame draw:style-name="gr21" draw:text-style-name="P2" draw:layer="layout" svg:width="1.5cm" svg:height="1.604cm" svg:x="18.9cm" svg:y="6.138cm">
          <draw:text-box>
            <text:p><text:span text:style-name="T1">9 €</text:span></text:p>
          </draw:text-box>
        </draw:frame>
        <draw:custom-shape draw:style-name="gr22" draw:text-style-name="P10" draw:layer="layout" svg:width="15.5cm" svg:height="0.7cm" svg:x="5.5cm" svg:y="7.6cm">
          <text:p text:style-name="P3"><text:span text:style-name="T1">Ingrédients </text:span><text:span text:style-name="T1"><text:tab/></text:span><text:span text:style-name="T1">| </text:span><text:span text:style-name="T1"><text:tab/></text:span><text:span text:style-name="T1">Nom </text:span><text:span text:style-name="T1"><text:tab/></text:span><text:span text:style-name="T1">| </text:span><text:span text:style-name="T1"><text:tab/></text:span><text:span text:style-name="T1">Quantité </text:span><text:span text:style-name="T1"><text:tab/></text:span><text:span text:style-name="T1">| </text:span><text:span text:style-name="T1"><text:tab/></text:span><text:span text:style-name="T1">Pri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2.2cm" svg:height="1cm" svg:x="6.198cm" svg:y="8.5cm">
          <text:p text:style-name="P3"><text:span text:style-name="T1"><text:s/></text:span><text:span text:style-name="T1">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cm" svg:height="0.7cm" svg:x="20.598cm" svg:y="8.599cm">
          <text:p text:style-name="P1"><text:span text:style-name="T1"><text:s/></text:span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2.5cm" svg:height="1.604cm" svg:x="10cm" svg:y="8.436cm">
          <draw:text-box>
            <text:p><text:span text:style-name="T1">Blabla</text:span></text:p>
          </draw:text-box>
        </draw:frame>
        <draw:frame draw:style-name="gr21" draw:text-style-name="P2" draw:layer="layout" svg:width="1.5cm" svg:height="1.604cm" svg:x="18.9cm" svg:y="8.538cm">
          <draw:text-box>
            <text:p><text:span text:style-name="T1">9 €</text:span></text:p>
          </draw:text-box>
        </draw:frame>
        <draw:custom-shape draw:style-name="gr1" draw:text-style-name="P2" draw:layer="layout" svg:width="0.7cm" svg:height="0.7cm" svg:x="13.6cm" svg:y="8.599cm">
          <text:p text:style-name="P1"><text:span text:style-name="T1"><text:s/></text:span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cm" svg:height="0.7cm" svg:x="17.4cm" svg:y="8.599cm">
          <text:p text:style-name="P1"><text:span text:style-name="T1"><text:s/></text:span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7cm" svg:height="0.7cm" svg:x="13.6cm" svg:y="8.599cm">
          <text:p text:style-name="P1"><text:span text:style-name="T1"><text:s/></text:span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" draw:layer="layout" svg:width="1.9cm" svg:height="2.312cm" svg:x="14.9cm" svg:y="8.538cm">
          <draw:text-box>
            <text:p><text:span text:style-name="T1">666</text:span></text:p>
          </draw:text-box>
        </draw:frame>
        <draw:frame draw:style-name="gr26" draw:text-style-name="P2" draw:layer="layout" svg:width="2.5cm" svg:height="0.962cm" svg:x="14.6cm" svg:y="6.237cm">
          <draw:text-box>
            <text:p><text:span text:style-name="T1">1</text:span></text:p>
          </draw:text-box>
        </draw:frame>
        <draw:custom-shape draw:style-name="gr1" draw:text-style-name="P11" draw:layer="layout" svg:width="4.5cm" svg:height="1.196cm" svg:x="6.5cm" svg:y="11.504cm">
          <text:p text:style-name="P3"><text:span text:style-name="T8">Vider le pan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6.9cm" svg:height="1.196cm" svg:x="12cm" svg:y="11.504cm">
          <text:p text:style-name="P3"><text:span text:style-name="T8">Poursuivre mes acha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2.5cm" svg:height="1.604cm" svg:x="16.3cm" svg:y="10.2cm">
          <draw:text-box>
            <text:p><text:span text:style-name="T1">Total : </text:span></text:p>
          </draw:text-box>
        </draw:frame>
        <draw:frame draw:style-name="gr25" draw:text-style-name="P2" draw:layer="layout" svg:width="2.1cm" svg:height="2.312cm" svg:x="18.9cm" svg:y="10.236cm">
          <draw:text-box>
            <text:p><text:span text:style-name="T1">999 €</text:span></text:p>
          </draw:text-box>
        </draw:frame>
        <draw:custom-shape draw:style-name="gr27" draw:text-style-name="P2" draw:layer="layout" svg:width="16.2cm" svg:height="5cm" svg:x="5.498cm" svg:y="9.7cm">
          <text:p text:style-name="P1"><text:span text:style-name="T1">Vous n'êtes pas connecté !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4.5cm" svg:height="2.5cm" svg:x="10.998cm" svg:y="11.098cm">
          <text:p text:style-name="P3"><text:span text:style-name="T2">Login :</text:span></text:p>
          <text:p text:style-name="P3"><text:span text:style-name="T2">Password :</text:span></text:p>
          <text:p text:style-name="P3"><text:span text:style-name="T2"/></text:p>
          <text:p text:style-name="P3"><text:span text:style-name="T3">Créer un comp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cm" svg:height="0.4cm" svg:x="12.998cm" svg:y="11.299cm">
          <text:p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1cm" svg:height="0.4cm" svg:x="14.198cm" svg:y="11.899cm">
          <text:p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cm" svg:height="0.4cm" svg:x="12.998cm" svg:y="12.4cm">
          <text:p text:style-name="P3"><text:span text:style-name="T4">OK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Paiement" draw:style-name="dp1" draw:master-page-name="Standard"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6.3cm" svg:x="4.5cm" svg:y="3.4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45cm">
          <text:p text:style-name="P1"><text:span text:style-name="T1">Récapitulatif du panier &gt; informations de livrais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6.2cm" svg:height="4.8cm" svg:x="5.298cm" svg:y="5.2cm">
          <text:p text:style-name="P3"><text:span text:style-name="T1">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3cm" svg:height="1.196cm" svg:x="10.998cm" svg:y="17.999cm">
          <text:p text:style-name="P3"><text:span text:style-name="T8">Pai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2.9cm" svg:height="0.7cm" svg:x="18.3cm" svg:y="9.1cm">
          <text:p text:style-name="P1"><text:span text:style-name="T1"><text:s/></text:span><text:span text:style-name="T1">Mod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" draw:layer="layout" svg:width="9.5cm" svg:height="3.9cm" svg:x="6cm" svg:y="6.198cm">
          <draw:text-box>
            <text:p><text:span text:style-name="T1">Blabla</text:span></text:p>
          </draw:text-box>
        </draw:frame>
        <draw:custom-shape draw:style-name="gr20" draw:text-style-name="P10" draw:layer="layout" svg:width="16.2cm" svg:height="6.7cm" svg:x="5.298cm" svg:y="10.237cm">
          <text:p text:style-name="P3"><text:span text:style-name="T1">Choix de paiement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.7cm" svg:height="1cm" svg:x="6.6cm" svg:y="11.899cm">
          <text:p text:style-name="P3"><text:span text:style-name="T1">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" draw:layer="layout" svg:width="2.5cm" svg:height="1.255cm" svg:x="5.5cm" svg:y="3.999cm">
          <draw:text-box>
            <text:p><text:span text:style-name="T1">Total : </text:span></text:p>
          </draw:text-box>
        </draw:frame>
        <draw:frame draw:style-name="gr32" draw:text-style-name="P2" draw:layer="layout" svg:width="2.1cm" svg:height="1.255cm" svg:x="8.1cm" svg:y="4.038cm">
          <draw:text-box>
            <text:p><text:span text:style-name="T1">999 €</text:span></text:p>
          </draw:text-box>
        </draw:frame>
        <draw:custom-shape draw:style-name="gr33" draw:text-style-name="P1" draw:layer="layout" svg:width="0.5cm" svg:height="0.5cm" svg:x="5.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draw:layer="layout" svg:width="1.7cm" svg:height="1cm" svg:x="9.6cm" svg:y="11.899cm">
          <text:p text:style-name="P3"><text:span text:style-name="T1">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5cm" svg:height="0.5cm" svg:x="8.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draw:layer="layout" svg:width="1.7cm" svg:height="1cm" svg:x="12.6cm" svg:y="11.899cm">
          <text:p text:style-name="P3"><text:span text:style-name="T1">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5cm" svg:height="0.5cm" svg:x="11.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" draw:layer="layout" svg:width="5cm" svg:height="1.604cm" svg:x="5.7cm" svg:y="13.437cm">
          <draw:text-box>
            <text:p><text:span text:style-name="T1">Numéro carte :</text:span></text:p>
          </draw:text-box>
        </draw:frame>
        <draw:frame draw:style-name="gr21" draw:text-style-name="P2" draw:layer="layout" svg:width="4.2cm" svg:height="1.604cm" svg:x="5.9cm" svg:y="14.898cm">
          <draw:text-box>
            <text:p><text:span text:style-name="T1">Trigramme :</text:span></text:p>
          </draw:text-box>
        </draw:frame>
        <draw:custom-shape draw:style-name="gr24" draw:text-style-name="P10" draw:layer="layout" svg:width="9.2cm" svg:height="1cm" svg:x="10.798cm" svg:y="13.498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9.2cm" svg:height="1cm" svg:x="10.798cm" svg:y="14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4.8cm" svg:height="0.7cm" svg:x="6.498cm" svg:y="17.098cm">
          <text:p text:style-name="P3"><text:span text:style-name="T4">Je reconnais avoir pris connaissance des conditions générales de v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0.7cm" svg:height="0.7cm" svg:x="5.5cm" svg:y="17.095cm">
          <text:p text:style-name="P3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6.3cm" svg:x="4.5cm" svg:y="3.499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2cm" svg:y="2.45cm">
          <text:p text:style-name="P1"><text:span text:style-name="T1">Récapitulatif du panier &gt; informations de livraison &gt; (*banque) &gt; Confirmation de command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34" draw:text-style-name="P7" draw:layer="layout" svg:width="9.457cm" svg:height="4.517cm" svg:x="5.5cm" svg:y="4.401cm">
          <draw:text-box>
            <text:p><text:span text:style-name="T1">Liste des achats :</text:span></text:p>
            <text:p text:style-name="P1"><text:span text:style-name="T1">- article 1</text:span><text:span text:style-name="T1"><text:tab/></text:span><text:span text:style-name="T1">x5</text:span><text:span text:style-name="T1"><text:tab/></text:span><text:span text:style-name="T1">50€</text:span></text:p>
            <text:p text:style-name="P1"><text:span text:style-name="T1">- article 2</text:span><text:span text:style-name="T1"><text:tab/></text:span><text:span text:style-name="T1">x1</text:span><text:span text:style-name="T1"><text:tab/></text:span><text:span text:style-name="T1">10€</text:span></text:p>
            <text:p text:style-name="P1"><text:span text:style-name="T1">- article 3</text:span><text:span text:style-name="T1"><text:tab/></text:span><text:span text:style-name="T1">x5</text:span><text:span text:style-name="T1"><text:tab/></text:span><text:span text:style-name="T1">50€</text:span></text:p>
            <text:p text:style-name="P12"><text:span text:style-name="T1">= TOTAL</text:span><text:span text:style-name="T1"><text:tab/></text:span><text:span text:style-name="T1">110€</text:span></text:p>
            <text:p text:style-name="P1"><text:span text:style-name="T1"/></text:p>
          </draw:text-box>
        </draw:frame>
        <draw:frame draw:style-name="gr35" draw:text-style-name="P2" draw:layer="layout" svg:width="19.359cm" svg:height="0.962cm" svg:x="5.5cm" svg:y="8.916cm">
          <draw:text-box>
            <text:p text:style-name="P1"><text:span text:style-name="T1">Payé en ligne le 15/02/2014 à 18h35.</text:span></text:p>
          </draw:text-box>
        </draw:frame>
        <draw:frame draw:style-name="gr36" draw:text-style-name="P7" draw:layer="layout" svg:width="21.091cm" svg:height="2.384cm" svg:x="5.5cm" svg:y="12cm">
          <draw:text-box>
            <text:p><text:span text:style-name="T1">Votre commande sera livrée à l'adresse :</text:span></text:p>
            <text:p><text:span text:style-name="T1">58 rue des ajoncs</text:span></text:p>
            <text:p><text:span text:style-name="T1">35000 Pouillac-sur-Loire</text:span></text:p>
          </draw:text-box>
        </draw:frame>
        <draw:frame draw:style-name="gr37" draw:text-style-name="P13" draw:layer="layout" svg:width="7.697cm" svg:height="0.962cm" svg:x="11cm" svg:y="17.538cm">
          <draw:text-box>
            <text:p><text:span text:style-name="T9">Retour au site</text:span></text:p>
          </draw:text-box>
        </draw:frame>
        <draw:frame draw:style-name="gr38" draw:text-style-name="P7" draw:layer="layout" svg:width="22.599cm" svg:height="0.962cm" svg:x="5.5cm" svg:y="9.879cm">
          <draw:text-box>
            <text:p><text:span text:style-name="T1">Référence de la commande : 45RT7890000</text:span></text:p>
          </draw:text-box>
        </draw:frame>
        <draw:custom-shape draw:style-name="gr1" draw:text-style-name="P2" draw:layer="layout" svg:width="7cm" svg:height="1cm" svg:x="9.998cm" svg:y="16cm">
          <text:p text:style-name="P1"><text:span text:style-name="T1">Imprimer votre fa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45cm">
          <text:p text:style-name="P1"><text:span text:style-name="T1">Page d'informations personnel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9" draw:text-style-name="P14" draw:layer="layout" svg:width="4.5cm" svg:height="2.5cm" svg:x="23.5cm" svg:y="0.001cm">
          <text:p text:style-name="P1"><text:span text:style-name="T10">Bienvenue</text:span></text:p>
          <text:p text:style-name="P1"><text:span text:style-name="T10">Jules Tintin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cm" svg:height="1cm" svg:x="23.798cm" svg:y="1.3cm">
          <text:p text:style-name="P1"><text:span text:style-name="T2">Déconnex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0.5cm" svg:height="1.604cm" svg:x="5cm" svg:y="3.999cm">
          <draw:text-box>
            <text:p><text:span text:style-name="T1">- </text:span><text:span text:style-name="T9">informations personnelles</text:span></text:p>
          </draw:text-box>
        </draw:frame>
        <draw:frame draw:style-name="gr21" draw:text-style-name="P7" draw:layer="layout" svg:width="12cm" svg:height="1.604cm" svg:x="5cm" svg:y="5.499cm">
          <draw:text-box>
            <text:p><text:span text:style-name="T1">- </text:span><text:span text:style-name="T9">historique des commandes</text:span></text:p>
          </draw:text-box>
        </draw:frame>
        <draw:g>
          <draw:custom-shape draw:style-name="gr23" draw:text-style-name="P1" draw:layer="layout" svg:width="0.7cm" svg:height="0.7cm" svg:x="13cm" svg:y="4.2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" draw:layer="layout" svg:width="0.608cm" svg:height="0.468cm" svg:x="13.045cm" svg:y="4.4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3" draw:text-style-name="P1" draw:layer="layout" svg:width="0.7cm" svg:height="0.7cm" svg:x="13.3cm" svg:y="5.7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" draw:layer="layout" svg:width="0.608cm" svg:height="0.468cm" svg:x="13.345cm" svg:y="5.9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layer="layout" svg:width="9.3cm" svg:height="1.187cm" svg:x="4cm" svg:y="5.499cm">
          <draw:text-box>
            <text:p/>
          </draw:text-box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45cm">
          <text:p text:style-name="P1"><text:span text:style-name="T1">Page d'informations personnel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9" draw:text-style-name="P14" draw:layer="layout" svg:width="4.5cm" svg:height="2.5cm" svg:x="23.5cm" svg:y="0.001cm">
          <text:p text:style-name="P1"><text:span text:style-name="T10">Bienvenue</text:span></text:p>
          <text:p text:style-name="P1"><text:span text:style-name="T10">Jules Tintin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cm" svg:height="1cm" svg:x="23.798cm" svg:y="1.3cm">
          <text:p text:style-name="P1"><text:span text:style-name="T2">Déconnex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6.2cm" svg:height="0.7cm" svg:x="5.298cm" svg:y="14.401cm">
          <text:p text:style-name="P3"><text:span text:style-name="T1">Mot de pa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15.301cm">
          <text:p text:style-name="P3"><text:span text:style-name="T1">Confirmation du mot de pa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13.501cm">
          <text:p text:style-name="P3"><text:span text:style-name="T1">Adresse mai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6.598cm">
          <text:p text:style-name="P3"><text:span text:style-name="T1">Téléphon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6.2cm" svg:height="5.7cm" svg:x="5.298cm" svg:y="7.498cm">
          <text:p text:style-name="P3"><text:span text:style-name="T1">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7cm" svg:height="0.7cm" svg:x="5.5cm" svg:y="8.5cm">
          <text:p text:style-name="P3"><text:span text:style-name="T1">Numéro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7cm" svg:height="0.7cm" svg:x="5.5cm" svg:y="9.4cm">
          <text:p text:style-name="P3"><text:span text:style-name="T1">Voi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7cm" svg:height="0.7cm" svg:x="5.5cm" svg:y="10.3cm">
          <text:p text:style-name="P3"><text:span text:style-name="T1">Complément d'adress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7cm" svg:height="0.7cm" svg:x="5.5cm" svg:y="11.2cm">
          <text:p text:style-name="P3"><text:span text:style-name="T1">Code postal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5.7cm" svg:height="0.7cm" svg:x="5.5cm" svg:y="12.1cm">
          <text:p text:style-name="P3"><text:span text:style-name="T1">Ville 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16.2cm" svg:height="0.7cm" svg:x="5.298cm" svg:y="16.204cm">
          <text:p text:style-name="P3"><text:span text:style-name="T1">Question secrète 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1" draw:layer="layout" svg:width="0.7cm" svg:height="0.7cm" svg:x="20.8cm" svg:y="16.19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" draw:layer="layout" svg:width="0.608cm" svg:height="0.468cm" svg:x="20.845cm" svg:y="16.33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102.065289806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7" draw:layer="layout" svg:width="10.5cm" svg:height="1.604cm" svg:x="5cm" svg:y="3.537cm">
          <draw:text-box>
            <text:p><text:span text:style-name="T1">- </text:span><text:span text:style-name="T9">informations personnelles</text:span></text:p>
          </draw:text-box>
        </draw:frame>
        <draw:custom-shape draw:style-name="gr1" draw:text-style-name="P2" draw:layer="layout" svg:width="5.5cm" svg:height="2cm" svg:x="7.5cm" svg:y="17.5cm">
          <text:p text:style-name="P1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2cm" svg:x="13.3cm" svg:y="17.5cm">
          <text:p text:style-name="P1"><text:span text:style-name="T1">Sauvegard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45cm">
          <text:p text:style-name="P1"><text:span text:style-name="T1">Page d'informations personnel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9" draw:text-style-name="P14" draw:layer="layout" svg:width="4.5cm" svg:height="2.5cm" svg:x="23.5cm" svg:y="0.001cm">
          <text:p text:style-name="P1"><text:span text:style-name="T10">Bienvenue</text:span></text:p>
          <text:p text:style-name="P1"><text:span text:style-name="T10">Jules Tintin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cm" svg:height="1cm" svg:x="23.798cm" svg:y="1.3cm">
          <text:p text:style-name="P1"><text:span text:style-name="T2">Déconnex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12cm" svg:height="0.962cm" svg:x="5cm" svg:y="3.537cm">
          <draw:text-box>
            <text:p><text:span text:style-name="T1">- </text:span><text:span text:style-name="T9">historique des commandes</text:span></text:p>
          </draw:text-box>
        </draw:frame>
        <draw:frame draw:style-name="gr41" draw:text-style-name="P7" draw:layer="layout" svg:width="12.5cm" svg:height="5.852cm" svg:x="5cm" svg:y="4.998cm">
          <draw:text-box>
            <text:list text:style-name="L1">
              <text:list-item>
                <text:p><text:span text:style-name="T1">Commande du 05/10/12 → .pdf</text:span></text:p>
              </text:list-item>
              <text:list-item>
                <text:p><text:span text:style-name="T1">Commande du 09/10/12 → .pdf</text:span></text:p>
              </text:list-item>
              <text:list-item>
                <text:p><text:span text:style-name="T1">Commande du 15/12/12 → .pdf</text:span></text:p>
              </text:list-item>
              <text:list-item>
                <text:p><text:span text:style-name="T1">Commande du 05/01/13 → .pdf</text:span></text:p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custom-shape draw:style-name="gr3" draw:text-style-name="P2" draw:layer="layout" svg:width="28cm" svg:height="2.5cm" svg:x="0.001cm" svg:y="0.001cm">
          <text:p text:style-name="P1"><text:span text:style-name="T1">La matronne (bandeau de la marque Nesti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8cm" svg:height="0.5cm" svg:x="0.001cm" svg:y="2.45cm">
          <text:p text:style-name="P1"><text:span text:style-name="T1">Page de connexion administrateur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8cm" svg:height="0.55cm" svg:x="0.002cm" svg:y="20.518cm">
          <text:p text:style-name="P1"><text:span text:style-name="T5">Mentions légales </text:span><text:span text:style-name="T6">| </text:span><text:span text:style-name="T5">FAQ </text:span><text:span text:style-name="T6">| </text:span><text:span text:style-name="T5">Contact </text:span><text:span text:style-name="T6">| </text:span><text:span text:style-name="T5">Protection des données et cookies</text:span><text:span text:style-name="T6"> | </text:span><text:span text:style-name="T5">Conditions générales de vent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0.9cm" svg:height="0.36cm" svg:x="0.201cm" svg:y="1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924.137931034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1" draw:layer="layout" svg:width="0.676cm" svg:height="0.54cm" svg:x="0.29cm" svg:y="1.8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9" draw:text-style-name="P14" draw:layer="layout" svg:width="4.5cm" svg:height="2.5cm" svg:x="23.5cm" svg:y="0.001cm">
          <text:p text:style-name="P1"><text:span text:style-name="T10">Bienvenue</text:span></text:p>
          <text:p text:style-name="P1"><text:span text:style-name="T10">Jules Tintin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cm" svg:height="1cm" svg:x="23.798cm" svg:y="1.3cm">
          <text:p text:style-name="P1"><text:span text:style-name="T2">Déconnex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5cm" svg:height="17.1cm" svg:x="4.5cm" svg:y="3.1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6.2cm" svg:height="5cm" svg:x="5.298cm" svg:y="4.499cm">
          <text:p text:style-name="P1"><text:span text:style-name="T1">Vous n'êtes pas connecté !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4.5cm" svg:height="2.5cm" svg:x="10.498cm" svg:y="5.899cm">
          <text:p text:style-name="P3"><text:span text:style-name="T2">Login :</text:span></text:p>
          <text:p text:style-name="P3"><text:span text:style-name="T2">Password :</text:span></text:p>
          <text:p text:style-name="P3"><text:span text:style-name="T2"/></text:p>
          <text:p text:style-name="P3"><text:span text:style-name="T3">Créer un compte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cm" svg:height="0.4cm" svg:x="12.498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1cm" svg:height="0.4cm" svg:x="13.698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cm" svg:height="0.4cm" svg:x="12.498cm" svg:y="7.198cm">
          <text:p text:style-name="P3"><text:span text:style-name="T4">OK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èleCours" draw:style-name="dp1" draw:master-page-name="Standard">
        <draw:custom-shape draw:style-name="gr42" draw:text-style-name="P16" xml:id="id5" draw:id="id5" draw:layer="layout" svg:width="4cm" svg:height="5.3cm" svg:x="1.398cm" svg:y="0.2cm">
          <text:p text:style-name="P3"><text:span text:style-name="T6">Id Recette</text:span></text:p>
          <text:p text:style-name="P3"><text:span text:style-name="T6">Nom</text:span></text:p>
          <text:p text:style-name="P3"><text:span text:style-name="T6">Forme</text:span></text:p>
          <text:p text:style-name="P3"><text:span text:style-name="T6">Prix</text:span></text:p>
          <text:p text:style-name="P3"><text:span text:style-name="T6">Résumé</text:span></text:p>
          <text:p text:style-name="P3"><text:span text:style-name="T6">Conten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.398cm" svg:y="0.199cm">
          <text:p text:style-name="P1"><text:span text:style-name="T1">Recett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3" draw:id="id3" draw:layer="layout" svg:width="4.2cm" svg:height="2.65cm" svg:x="11.398cm" svg:y="0.199cm">
          <text:p text:style-name="P3"><text:span text:style-name="T6">Id Catégorie</text:span></text:p>
          <text:p text:style-name="P3"><text:span text:style-name="T6">Nom Catégor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2cm" svg:height="1cm" svg:x="11.4cm" svg:y="0.199cm">
          <text:p text:style-name="P1"><text:span text:style-name="T1">Catégori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9" draw:id="id9" draw:layer="layout" svg:width="4.7cm" svg:height="2.7cm" svg:x="1cm" svg:y="9.199cm">
          <text:p text:style-name="P3"><text:span text:style-name="T6">Id Image</text:span></text:p>
          <text:p text:style-name="P3"><text:span text:style-name="T6">Nom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cm" svg:height="1cm" svg:x="1cm" svg:y="9.199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11" draw:id="id11" draw:layer="layout" svg:width="4.7cm" svg:height="3.3cm" svg:x="13.3cm" svg:y="5.2cm">
          <text:p text:style-name="P3"><text:span text:style-name="T6">Id Ingrédients</text:span></text:p>
          <text:p text:style-name="P3"><text:span text:style-name="T6">Nom Ingrédients</text:span></text:p>
          <text:p text:style-name="P3"><text:span text:style-name="T6">Prix unitai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cm" svg:height="1cm" svg:x="13.3cm" svg:y="5.2cm">
          <text:p text:style-name="P1"><text:span text:style-name="T1">Ingrédients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15" draw:id="id15" draw:layer="layout" svg:width="5.7cm" svg:height="3.3cm" svg:x="6.8cm" svg:y="12.7cm">
          <text:p text:style-name="P3"><text:span text:style-name="T6">Id Conditionnement</text:span></text:p>
          <text:p text:style-name="P3"><text:span text:style-name="T6">Nom Conditionnement</text:span></text:p>
          <text:p text:style-name="P3"><text:span text:style-name="T6">Quantit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5.7cm" svg:height="1cm" svg:x="6.8cm" svg:y="12.7cm">
          <text:p text:style-name="P1"><text:span text:style-name="T1">Conditionnem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16" draw:id="id16" draw:layer="layout" svg:width="4.3cm" svg:height="2cm" svg:x="22.2cm" svg:y="11cm">
          <text:p text:style-name="P3"><text:span text:style-name="T6">Id Comman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" draw:id="id22" draw:layer="layout" svg:width="4.3cm" svg:height="1cm" svg:x="22.2cm" svg:y="10.999cm">
          <text:p text:style-name="P1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23" draw:id="id23" draw:layer="layout" svg:width="4.1cm" svg:height="3.2cm" svg:x="6.9cm" svg:y="16.799cm">
          <text:p text:style-name="P3"><text:span text:style-name="T6">Id Section</text:span></text:p>
          <text:p text:style-name="P3"><text:span text:style-name="T6">Nom Section</text:span></text:p>
          <text:p text:style-name="P3"><text:span text:style-name="T6">Conten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cm" svg:height="1cm" svg:x="6.9cm" svg:y="16.798cm">
          <text:p text:style-name="P1"><text:span text:style-name="T1">S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19" draw:id="id19" draw:layer="layout" svg:width="4.7cm" svg:height="5.7cm" svg:x="16.1cm" svg:y="15.199cm">
          <text:p text:style-name="P3"><text:span text:style-name="T6">Id Client</text:span></text:p>
          <text:p text:style-name="P3"><text:span text:style-name="T6">Nom Client</text:span></text:p>
          <text:p text:style-name="P3"><text:span text:style-name="T6">Login</text:span></text:p>
          <text:p text:style-name="P3"><text:span text:style-name="T6">Mot de passe</text:span></text:p>
          <text:p text:style-name="P3"><text:span text:style-name="T6">Adresse</text:span></text:p>
          <text:p text:style-name="P3"><text:span text:style-name="T6">Téléphone</text:span></text:p>
          <text:p text:style-name="P3"><text:span text:style-name="T6">RéponseQ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4.7cm" svg:height="1cm" svg:x="16.1cm" svg:y="15.199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7" draw:id="id7" draw:layer="layout" svg:width="2.9cm" svg:height="1.5cm" svg:x="7cm" svg:y="1.099cm">
          <text:p text:style-name="P1"><text:span text:style-name="T6">Appar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" draw:id="id1" draw:layer="layout" svg:width="4cm" svg:height="2cm" svg:x="17.9cm" svg:y="0.7cm">
          <text:p text:style-name="P1"><text:span text:style-name="T6">Sous-catégo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3.2cm" svg:height="1.5cm" svg:x="7.698cm" svg:y="4.498cm">
          <text:p text:style-name="P1"><text:span text:style-name="T6">Con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4" draw:id="id4" draw:layer="layout" svg:width="3.2cm" svg:height="1.5cm" svg:x="1.798cm" svg:y="6.499cm">
          <text:p text:style-name="P1"><text:span text:style-name="T6">Con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14" draw:id="id14" draw:layer="layout" svg:width="3.5cm" svg:height="1.5cm" svg:x="17cm" svg:y="11.899cm">
          <text:p text:style-name="P1"><text:span text:style-name="T5">Contient</text:span></text:p>
          <text:p text:style-name="P1"><text:span text:style-name="T11">Quant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21" draw:id="id21" draw:layer="layout" svg:width="3cm" svg:height="1.5cm" svg:x="23.498cm" svg:y="3.298cm">
          <text:p text:style-name="P1"><text:span text:style-name="T5">Contient</text:span></text:p>
          <text:p text:style-name="P1"><text:span text:style-name="T11">Quant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0" draw:id="id10" draw:layer="layout" svg:width="2.9cm" svg:height="1.3cm" svg:x="8.1cm" svg:y="8.5cm">
          <text:p text:style-name="P1"><text:span text:style-name="T6">Porte s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2" draw:id="id12" draw:layer="layout" svg:width="3.8cm" svg:height="1.5cm" svg:x="11.998cm" svg:y="9.598cm">
          <text:p text:style-name="P1"><text:span text:style-name="T6">Contenu d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18" draw:id="id18" draw:layer="layout" svg:width="3cm" svg:height="1.8cm" svg:x="22.898cm" svg:y="14.5cm">
          <text:p text:style-name="P1"><text:span text:style-name="T5">Passe</text:span></text:p>
          <text:p text:style-name="P1"><text:span text:style-name="T1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20" draw:id="id20" draw:layer="layout" svg:width="5.5cm" svg:height="2.1cm" svg:x="21.998cm" svg:y="17.398cm">
          <text:p text:style-name="P1"><text:span text:style-name="T5">Changement d'état</text:span></text:p>
          <text:p text:style-name="P1"><text:span text:style-name="T1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19.9cm" svg:y1="0.7cm" svg:x2="15.6cm" svg:y2="0.699cm" draw:start-shape="id1" draw:start-glue-point="4" draw:end-shape="id2" draw:end-glue-point="1" svg:d="M19900 700c0-751-1575-627-2219-439s-356 438-2081 438" svg:viewBox="0 0 4301 583">
          <text:p/>
        </draw:connector>
        <draw:connector draw:style-name="gr44" draw:text-style-name="P1" draw:layer="layout" draw:type="curve" svg:x1="15.598cm" svg:y1="1.524cm" svg:x2="19.9cm" svg:y2="2.7cm" draw:start-shape="id3" draw:start-glue-point="1" draw:end-shape="id1" draw:end-glue-point="8" svg:d="M15598 1524c1726 0 1438 840 2082 1322s2220 607 2220-146" svg:viewBox="0 0 4303 1713">
          <text:p/>
        </draw:connector>
        <draw:connector draw:style-name="gr44" draw:text-style-name="P1" draw:layer="layout" draw:type="line" svg:x1="3.398cm" svg:y1="6.499cm" svg:x2="3.398cm" svg:y2="5.5cm" draw:start-shape="id4" draw:start-glue-point="4" draw:end-shape="id5" draw:end-glue-point="2" svg:d="M3398 6499v-999" svg:viewBox="0 0 1 1000">
          <text:p/>
        </draw:connector>
        <draw:connector draw:style-name="gr44" draw:text-style-name="P1" draw:layer="layout" draw:type="line" svg:x1="3.398cm" svg:y1="7.999cm" svg:x2="3.35cm" svg:y2="9.199cm" draw:start-shape="id4" draw:start-glue-point="8" draw:end-shape="id6" draw:end-glue-point="0" svg:d="M3398 7999l-48 1200" svg:viewBox="0 0 49 1201">
          <text:p/>
        </draw:connector>
        <draw:connector draw:style-name="gr44" draw:text-style-name="P1" draw:layer="layout" draw:type="line" svg:x1="7cm" svg:y1="1.849cm" svg:x2="5.398cm" svg:y2="2.85cm" draw:start-shape="id7" draw:start-glue-point="6" draw:end-shape="id5" svg:d="M7000 1849l-1602 1001" svg:viewBox="0 0 1603 1002">
          <text:p/>
        </draw:connector>
        <draw:connector draw:style-name="gr44" draw:text-style-name="P1" draw:layer="layout" draw:type="line" svg:x1="9.9cm" svg:y1="1.849cm" svg:x2="11.398cm" svg:y2="1.524cm" draw:start-shape="id7" draw:start-glue-point="10" draw:end-shape="id3" draw:end-glue-point="3" svg:d="M9900 1849l1498-325" svg:viewBox="0 0 1499 326">
          <text:p/>
        </draw:connector>
        <draw:connector draw:style-name="gr44" draw:text-style-name="P1" draw:layer="layout" draw:type="line" svg:x1="5.398cm" svg:y1="2.85cm" svg:x2="7.698cm" svg:y2="5.248cm" draw:start-shape="id5" draw:start-glue-point="1" draw:end-shape="id8" draw:end-glue-point="6" svg:d="M5398 2850l2300 2398" svg:viewBox="0 0 2301 2399">
          <text:p/>
        </draw:connector>
        <draw:connector draw:style-name="gr44" draw:text-style-name="P1" draw:layer="layout" draw:type="line" svg:x1="10.898cm" svg:y1="5.248cm" svg:x2="13.6cm" svg:y2="5.7cm" draw:start-shape="id8" draw:start-glue-point="10" svg:d="M10898 5248l2702 452" svg:viewBox="0 0 2703 453">
          <text:p/>
        </draw:connector>
        <draw:connector draw:style-name="gr44" draw:text-style-name="P1" draw:layer="layout" draw:type="line" svg:x1="5.7cm" svg:y1="10.549cm" svg:x2="8.1cm" svg:y2="9.15cm" draw:start-shape="id9" draw:start-glue-point="1" draw:end-shape="id10" svg:d="M5700 10549l2400-1399" svg:viewBox="0 0 2401 1400">
          <text:p/>
        </draw:connector>
        <draw:connector draw:style-name="gr44" draw:text-style-name="P1" draw:layer="layout" draw:type="line" svg:x1="11cm" svg:y1="9.15cm" svg:x2="13.3cm" svg:y2="6.85cm" draw:start-shape="id10" draw:start-glue-point="10" draw:end-shape="id11" draw:end-glue-point="3" svg:d="M11000 9150l2300-2300" svg:viewBox="0 0 2301 2301">
          <text:p/>
        </draw:connector>
        <draw:connector draw:style-name="gr44" draw:text-style-name="P1" draw:layer="layout" draw:type="line" svg:x1="13.898cm" svg:y1="9.598cm" svg:x2="15.65cm" svg:y2="8.5cm" draw:start-shape="id12" draw:start-glue-point="4" draw:end-shape="id11" draw:end-glue-point="2" svg:d="M13898 9598l1752-1098" svg:viewBox="0 0 1753 1099">
          <text:p/>
        </draw:connector>
        <draw:connector draw:style-name="gr44" draw:text-style-name="P1" draw:layer="layout" draw:type="line" svg:x1="13.898cm" svg:y1="11.098cm" svg:x2="12.5cm" svg:y2="13.2cm" draw:start-shape="id12" draw:start-glue-point="8" draw:end-shape="id13" draw:end-glue-point="1" svg:d="M13898 11098l-1398 2102" svg:viewBox="0 0 1399 2103">
          <text:p/>
        </draw:connector>
        <draw:connector draw:style-name="gr44" draw:text-style-name="P1" draw:layer="layout" draw:type="line" svg:x1="17cm" svg:y1="12.649cm" svg:x2="12.5cm" svg:y2="14.35cm" draw:start-shape="id14" draw:start-glue-point="6" draw:end-shape="id15" draw:end-glue-point="1" svg:d="M17000 12649l-4500 1701" svg:viewBox="0 0 4501 1702">
          <text:p/>
        </draw:connector>
        <draw:connector draw:style-name="gr44" draw:text-style-name="P1" draw:layer="layout" draw:type="line" svg:x1="20.5cm" svg:y1="12.649cm" svg:x2="22.2cm" svg:y2="12cm" draw:start-shape="id14" draw:start-glue-point="10" draw:end-shape="id16" draw:end-glue-point="3" svg:d="M20500 12649l1700-649" svg:viewBox="0 0 1701 650">
          <text:p/>
        </draw:connector>
        <draw:connector draw:style-name="gr44" draw:text-style-name="P1" draw:layer="layout" draw:type="line" svg:x1="15.65cm" svg:y1="8.5cm" svg:x2="18.75cm" svg:y2="11.899cm" draw:start-shape="id11" draw:start-glue-point="2" draw:end-shape="id14" draw:end-glue-point="4" svg:d="M15650 8500l3100 3399" svg:viewBox="0 0 3101 3400">
          <text:p/>
        </draw:connector>
        <draw:connector draw:style-name="gr44" draw:text-style-name="P1" draw:layer="layout" draw:type="line" svg:x1="20.8cm" svg:y1="15.699cm" svg:x2="22.898cm" svg:y2="15.4cm" draw:start-shape="id17" draw:start-glue-point="1" draw:end-shape="id18" draw:end-glue-point="6" svg:d="M20800 15699l2098-299" svg:viewBox="0 0 2099 300">
          <text:p/>
        </draw:connector>
        <draw:connector draw:style-name="gr44" draw:text-style-name="P1" draw:layer="layout" draw:type="line" svg:x1="24.398cm" svg:y1="14.5cm" svg:x2="24.35cm" svg:y2="13cm" draw:start-shape="id18" draw:start-glue-point="4" draw:end-shape="id16" draw:end-glue-point="2" svg:d="M24398 14500l-48-1500" svg:viewBox="0 0 49 1501">
          <text:p/>
        </draw:connector>
        <draw:connector draw:style-name="gr44" draw:text-style-name="P1" draw:layer="layout" draw:type="line" svg:x1="20.8cm" svg:y1="18.049cm" svg:x2="21.998cm" svg:y2="18.448cm" draw:start-shape="id19" draw:start-glue-point="1" draw:end-shape="id20" draw:end-glue-point="6" svg:d="M20800 18049l1198 399" svg:viewBox="0 0 1199 400">
          <text:p/>
        </draw:connector>
        <draw:connector draw:style-name="gr44" draw:text-style-name="P1" draw:layer="layout" draw:type="line" svg:x1="26.5cm" svg:y1="12cm" svg:x2="27.498cm" svg:y2="18.448cm" draw:start-shape="id16" draw:start-glue-point="1" draw:end-shape="id20" draw:end-glue-point="10" svg:d="M26500 12000l998 6448" svg:viewBox="0 0 999 6449">
          <text:p/>
        </draw:connector>
        <draw:connector draw:style-name="gr44" draw:text-style-name="P1" draw:layer="layout" draw:type="line" svg:x1="24.998cm" svg:y1="4.798cm" svg:x2="24.35cm" svg:y2="10.999cm" draw:start-shape="id21" draw:start-glue-point="8" draw:end-shape="id22" draw:end-glue-point="0" svg:d="M24998 4798l-648 6201" svg:viewBox="0 0 649 6202">
          <text:p/>
        </draw:connector>
        <draw:connector draw:style-name="gr44" draw:text-style-name="P1" draw:layer="layout" draw:type="line" svg:x1="23.498cm" svg:y1="4.048cm" svg:x2="5.398cm" svg:y2="2.85cm" draw:start-shape="id21" draw:start-glue-point="6" draw:end-shape="id5" draw:end-glue-point="1" svg:d="M23498 4048l-18100-1198" svg:viewBox="0 0 18101 1199">
          <text:p/>
        </draw:connector>
        <draw:connector draw:style-name="gr44" draw:text-style-name="P1" draw:layer="layout" draw:type="curve" svg:x1="6.9cm" svg:y1="18.399cm" svg:x2="13.3cm" svg:y2="6.85cm" draw:start-shape="id23" draw:start-glue-point="3" draw:end-shape="id11" svg:d="M6900 18399c-751 0-3951-11549 6400-11549" svg:viewBox="0 0 7458 11550">
          <text:p/>
        </draw:connector>
        <draw:connector draw:style-name="gr44" draw:text-style-name="P1" draw:layer="layout" draw:type="curve" svg:x1="6.9cm" svg:y1="18.399cm" svg:x2="1.398cm" svg:y2="2.85cm" draw:start-shape="id23" draw:start-glue-point="3" draw:end-shape="id5" draw:end-glue-point="3" svg:d="M6900 18399c-9004 0-6253-15549-5502-15549" svg:viewBox="0 0 6489 15550">
          <text:p/>
        </draw:connector>
        <draw:custom-shape draw:style-name="gr1" draw:text-style-name="P18" draw:layer="layout" svg:width="1cm" svg:height="0.5cm" svg:x="3.498cm" svg:y="8.6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0.098cm" svg:y="2.5cm">
          <text:p text:style-name="P1"><text:span text:style-name="T12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5.698cm" svg:y="18.5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5.498cm" svg:y="17.6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5.398cm" svg:y="1.6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6.198cm" svg:y="3.1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5.898cm" svg:y="2.3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5.898cm" svg:y="1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0.098cm" svg:y="0.1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0.8cm" svg:height="0.5cm" svg:x="10.498cm" svg:y="1.7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2.198cm" svg:y="5.6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2.198cm" svg:y="7.7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2.598cm" svg:y="13.4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.298cm" svg:y="5.6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6.398cm" svg:y="8.6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4.598cm" svg:y="10.3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1.098cm" svg:y="12.35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0.998cm" svg:y="17.45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0.998cm" svg:y="14.9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0.998cm" svg:y="14.9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5.798cm" svg:y="9.299cm">
          <text:p text:style-name="P1"><text:span text:style-name="T12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4.598cm" svg:y="13.199cm">
          <text:p text:style-name="P1"><text:span text:style-name="T12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1.798cm" svg:y="12.1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11.698cm" svg:y="6.899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14.749cm" svg:y="8.9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26.798cm" svg:y="12.1cm">
          <text:p text:style-name="P1"><text:span text:style-name="T12">0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6" draw:layer="layout" svg:width="3.9cm" svg:height="3.8cm" svg:x="18.998cm" svg:y="5.699cm">
          <text:p text:style-name="P3"><text:span text:style-name="T6">Id Admin</text:span></text:p>
          <text:p text:style-name="P3"><text:span text:style-name="T6">Nom Admin</text:span></text:p>
          <text:p text:style-name="P3"><text:span text:style-name="T6">Login</text:span></text:p>
          <text:p text:style-name="P3"><text:span text:style-name="T6">Mot de pas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cm" svg:x="19cm" svg:y="5.698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reConception" draw:style-name="dp1" draw:master-page-name="Standard">
        <draw:custom-shape draw:style-name="gr42" draw:text-style-name="P16" xml:id="id28" draw:id="id28" draw:layer="layout" svg:width="4cm" svg:height="5.3cm" svg:x="1.398cm" svg:y="0.2cm">
          <text:p text:style-name="P3"><text:span text:style-name="T6">Id Recette</text:span></text:p>
          <text:p text:style-name="P3"><text:span text:style-name="T6">Nom</text:span></text:p>
          <text:p text:style-name="P3"><text:span text:style-name="T6">Forme</text:span></text:p>
          <text:p text:style-name="P3"><text:span text:style-name="T6">Prix</text:span></text:p>
          <text:p text:style-name="P3"><text:span text:style-name="T6">Résumé</text:span></text:p>
          <text:p text:style-name="P3"><text:span text:style-name="T6">Conten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.398cm" svg:y="0.199cm">
          <text:p text:style-name="P1"><text:span text:style-name="T1">Recett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26" draw:id="id26" draw:layer="layout" svg:width="4.2cm" svg:height="2.65cm" svg:x="11.398cm" svg:y="0.199cm">
          <text:p text:style-name="P3"><text:span text:style-name="T6">Id Catégorie</text:span></text:p>
          <text:p text:style-name="P3"><text:span text:style-name="T6">Nom Catégor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4.2cm" svg:height="1cm" svg:x="11.398cm" svg:y="0.199cm">
          <text:p text:style-name="P1"><text:span text:style-name="T1">Catégori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33" draw:id="id33" draw:layer="layout" svg:width="4.7cm" svg:height="2.7cm" svg:x="1cm" svg:y="9.199cm">
          <text:p text:style-name="P3"><text:span text:style-name="T6">Id Image</text:span></text:p>
          <text:p text:style-name="P3"><text:span text:style-name="T6">Nom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4.7cm" svg:height="1cm" svg:x="1cm" svg:y="9.199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35" draw:id="id35" draw:layer="layout" svg:width="4.7cm" svg:height="3.3cm" svg:x="13.3cm" svg:y="5.2cm">
          <text:p text:style-name="P3"><text:span text:style-name="T6">Id Ingrédients</text:span></text:p>
          <text:p text:style-name="P3"><text:span text:style-name="T6">Nom Ingrédients</text:span></text:p>
          <text:p text:style-name="P3"><text:span text:style-name="T6">Prix unitai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4.7cm" svg:height="1cm" svg:x="13.3cm" svg:y="5.2cm">
          <text:p text:style-name="P1"><text:span text:style-name="T1">Ingrédients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39" draw:id="id39" draw:layer="layout" svg:width="5.7cm" svg:height="3.3cm" svg:x="6.8cm" svg:y="12.7cm">
          <text:p text:style-name="P3"><text:span text:style-name="T6">Id Conditionnement</text:span></text:p>
          <text:p text:style-name="P3"><text:span text:style-name="T6">Nom Conditionnement</text:span></text:p>
          <text:p text:style-name="P3"><text:span text:style-name="T6">Quantit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5.7cm" svg:height="1cm" svg:x="6.8cm" svg:y="12.7cm">
          <text:p text:style-name="P1"><text:span text:style-name="T1">Conditionnem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40" draw:id="id40" draw:layer="layout" svg:width="4.3cm" svg:height="2.5cm" svg:x="22.2cm" svg:y="10.999cm">
          <text:p text:style-name="P3"><text:span text:style-name="T6">Id Commande</text:span></text:p>
          <text:p text:style-name="P3"><text:span text:style-name="T6">Date pai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6" draw:id="id46" draw:layer="layout" svg:width="4.3cm" svg:height="1cm" svg:x="22.2cm" svg:y="10.999cm">
          <text:p text:style-name="P1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47" draw:id="id47" draw:layer="layout" svg:width="4.1cm" svg:height="3.2cm" svg:x="6.9cm" svg:y="16.799cm">
          <text:p text:style-name="P3"><text:span text:style-name="T6">Id Section</text:span></text:p>
          <text:p text:style-name="P3"><text:span text:style-name="T6">Nom Section</text:span></text:p>
          <text:p text:style-name="P3"><text:span text:style-name="T6">Contenu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4.1cm" svg:height="1cm" svg:x="6.9cm" svg:y="16.798cm">
          <text:p text:style-name="P1"><text:span text:style-name="T1">S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43" draw:id="id43" draw:layer="layout" svg:width="4.7cm" svg:height="5.7cm" svg:x="16.1cm" svg:y="15.199cm">
          <text:p text:style-name="P3"><text:span text:style-name="T6">Id Client</text:span></text:p>
          <text:p text:style-name="P3"><text:span text:style-name="T6">Nom Client</text:span></text:p>
          <text:p text:style-name="P3"><text:span text:style-name="T6">Login</text:span></text:p>
          <text:p text:style-name="P3"><text:span text:style-name="T6">Mot de passe</text:span></text:p>
          <text:p text:style-name="P3"><text:span text:style-name="T6">Adresse</text:span></text:p>
          <text:p text:style-name="P3"><text:span text:style-name="T6">Téléphone</text:span></text:p>
          <text:p text:style-name="P3"><text:span text:style-name="T6">RéponseQ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4.7cm" svg:height="1cm" svg:x="16.1cm" svg:y="15.199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30" draw:id="id30" draw:layer="layout" svg:width="2.9cm" svg:height="1.5cm" svg:x="7cm" svg:y="1.099cm">
          <text:p text:style-name="P1"><text:span text:style-name="T6">Appar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xml:id="id24" draw:id="id24" draw:layer="layout" svg:width="4cm" svg:height="2cm" svg:x="17.9cm" svg:y="0.7cm">
          <text:p text:style-name="P1"><text:span text:style-name="T6">Sous-catégo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1" draw:id="id31" draw:layer="layout" svg:width="3.2cm" svg:height="1.5cm" svg:x="7.698cm" svg:y="4.498cm">
          <text:p text:style-name="P1"><text:span text:style-name="T6">Con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7" draw:id="id27" draw:layer="layout" svg:width="3.2cm" svg:height="1.5cm" svg:x="1.798cm" svg:y="6.499cm">
          <text:p text:style-name="P1"><text:span text:style-name="T6">Con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38" draw:id="id38" draw:layer="layout" svg:width="3.5cm" svg:height="1.5cm" svg:x="17cm" svg:y="11.899cm">
          <text:p text:style-name="P1"><text:span text:style-name="T5">Contient</text:span></text:p>
          <text:p text:style-name="P1"><text:span text:style-name="T11">Quant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45" draw:id="id45" draw:layer="layout" svg:width="3cm" svg:height="1.5cm" svg:x="23.498cm" svg:y="3.298cm">
          <text:p text:style-name="P1"><text:span text:style-name="T5">Contient</text:span></text:p>
          <text:p text:style-name="P1"><text:span text:style-name="T11">Quant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4" draw:id="id34" draw:layer="layout" svg:width="2.9cm" svg:height="1.3cm" svg:x="8.1cm" svg:y="8.5cm">
          <text:p text:style-name="P1"><text:span text:style-name="T6">Porte s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6" draw:id="id36" draw:layer="layout" svg:width="3.8cm" svg:height="1.5cm" svg:x="11.998cm" svg:y="9.598cm">
          <text:p text:style-name="P1"><text:span text:style-name="T6">Contenu d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9" xml:id="id42" draw:id="id42" draw:layer="layout" svg:width="2.1cm" svg:height="1.5cm" svg:x="22.9cm" svg:y="14.998cm">
          <text:p text:style-name="P1"><text:span text:style-name="T11">P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44" draw:id="id44" draw:layer="layout" svg:width="5.5cm" svg:height="2.1cm" svg:x="21.998cm" svg:y="17.398cm">
          <text:p text:style-name="P1"><text:span text:style-name="T5">Changement d'état</text:span></text:p>
          <text:p text:style-name="P1"><text:span text:style-name="T1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19.9cm" svg:y1="0.7cm" svg:x2="15.598cm" svg:y2="0.699cm" draw:start-shape="id24" draw:start-glue-point="4" draw:end-shape="id25" draw:end-glue-point="1" svg:d="M19900 700c0-751-1576-627-2220-439s-356 438-2082 438" svg:viewBox="0 0 4303 583">
          <text:p/>
        </draw:connector>
        <draw:connector draw:style-name="gr44" draw:text-style-name="P1" draw:layer="layout" draw:type="curve" svg:x1="15.598cm" svg:y1="1.524cm" svg:x2="19.9cm" svg:y2="2.7cm" draw:start-shape="id26" draw:start-glue-point="1" draw:end-shape="id24" draw:end-glue-point="8" svg:d="M15598 1524c1726 0 1438 840 2082 1322s2220 607 2220-146" svg:viewBox="0 0 4303 1713">
          <text:p/>
        </draw:connector>
        <draw:connector draw:style-name="gr44" draw:text-style-name="P1" draw:layer="layout" draw:type="line" svg:x1="3.398cm" svg:y1="6.499cm" svg:x2="3.398cm" svg:y2="5.5cm" draw:start-shape="id27" draw:start-glue-point="4" draw:end-shape="id28" draw:end-glue-point="2" svg:d="M3398 6499v-999" svg:viewBox="0 0 1 1000">
          <text:p/>
        </draw:connector>
        <draw:connector draw:style-name="gr44" draw:text-style-name="P1" draw:layer="layout" draw:type="line" svg:x1="3.398cm" svg:y1="7.999cm" svg:x2="3.35cm" svg:y2="9.199cm" draw:start-shape="id27" draw:start-glue-point="8" draw:end-shape="id29" draw:end-glue-point="0" svg:d="M3398 7999l-48 1200" svg:viewBox="0 0 49 1201">
          <text:p/>
        </draw:connector>
        <draw:connector draw:style-name="gr44" draw:text-style-name="P1" draw:layer="layout" draw:type="line" svg:x1="7cm" svg:y1="1.849cm" svg:x2="5.398cm" svg:y2="2.85cm" draw:start-shape="id30" draw:start-glue-point="6" draw:end-shape="id28" svg:d="M7000 1849l-1602 1001" svg:viewBox="0 0 1603 1002">
          <text:p/>
        </draw:connector>
        <draw:connector draw:style-name="gr44" draw:text-style-name="P1" draw:layer="layout" draw:type="line" svg:x1="9.9cm" svg:y1="1.849cm" svg:x2="11.398cm" svg:y2="1.524cm" draw:start-shape="id30" draw:start-glue-point="10" draw:end-shape="id26" draw:end-glue-point="3" svg:d="M9900 1849l1498-325" svg:viewBox="0 0 1499 326">
          <text:p/>
        </draw:connector>
        <draw:connector draw:style-name="gr44" draw:text-style-name="P1" draw:layer="layout" draw:type="line" svg:x1="5.398cm" svg:y1="2.85cm" svg:x2="7.698cm" svg:y2="5.248cm" draw:start-shape="id28" draw:start-glue-point="1" draw:end-shape="id31" draw:end-glue-point="6" svg:d="M5398 2850l2300 2398" svg:viewBox="0 0 2301 2399">
          <text:p/>
        </draw:connector>
        <draw:connector draw:style-name="gr44" draw:text-style-name="P1" draw:layer="layout" draw:type="line" svg:x1="10.898cm" svg:y1="5.248cm" svg:x2="13.3cm" svg:y2="5.7cm" draw:start-shape="id31" draw:start-glue-point="10" draw:end-shape="id32" draw:end-glue-point="3" svg:d="M10898 5248l2402 452" svg:viewBox="0 0 2403 453">
          <text:p/>
        </draw:connector>
        <draw:connector draw:style-name="gr44" draw:text-style-name="P1" draw:layer="layout" draw:type="line" svg:x1="5.7cm" svg:y1="10.549cm" svg:x2="8.1cm" svg:y2="9.15cm" draw:start-shape="id33" draw:start-glue-point="1" draw:end-shape="id34" svg:d="M5700 10549l2400-1399" svg:viewBox="0 0 2401 1400">
          <text:p/>
        </draw:connector>
        <draw:connector draw:style-name="gr44" draw:text-style-name="P1" draw:layer="layout" draw:type="line" svg:x1="11cm" svg:y1="9.15cm" svg:x2="13.3cm" svg:y2="6.85cm" draw:start-shape="id34" draw:start-glue-point="10" draw:end-shape="id35" draw:end-glue-point="3" svg:d="M11000 9150l2300-2300" svg:viewBox="0 0 2301 2301">
          <text:p/>
        </draw:connector>
        <draw:connector draw:style-name="gr44" draw:text-style-name="P1" draw:layer="layout" draw:type="line" svg:x1="13.898cm" svg:y1="9.598cm" svg:x2="15.65cm" svg:y2="8.5cm" draw:start-shape="id36" draw:start-glue-point="4" draw:end-shape="id35" draw:end-glue-point="2" svg:d="M13898 9598l1752-1098" svg:viewBox="0 0 1753 1099">
          <text:p/>
        </draw:connector>
        <draw:connector draw:style-name="gr44" draw:text-style-name="P1" draw:layer="layout" draw:type="line" svg:x1="13.898cm" svg:y1="11.098cm" svg:x2="12.5cm" svg:y2="13.2cm" draw:start-shape="id36" draw:start-glue-point="8" draw:end-shape="id37" draw:end-glue-point="1" svg:d="M13898 11098l-1398 2102" svg:viewBox="0 0 1399 2103">
          <text:p/>
        </draw:connector>
        <draw:connector draw:style-name="gr44" draw:text-style-name="P1" draw:layer="layout" draw:type="line" svg:x1="17cm" svg:y1="12.649cm" svg:x2="12.5cm" svg:y2="14.35cm" draw:start-shape="id38" draw:start-glue-point="6" draw:end-shape="id39" draw:end-glue-point="1" svg:d="M17000 12649l-4500 1701" svg:viewBox="0 0 4501 1702">
          <text:p/>
        </draw:connector>
        <draw:connector draw:style-name="gr44" draw:text-style-name="P1" draw:layer="layout" draw:type="line" svg:x1="20.5cm" svg:y1="12.649cm" svg:x2="22.2cm" svg:y2="12.249cm" draw:start-shape="id38" draw:start-glue-point="10" draw:end-shape="id40" draw:end-glue-point="3" svg:d="M20500 12649l1700-400" svg:viewBox="0 0 1701 401">
          <text:p/>
        </draw:connector>
        <draw:connector draw:style-name="gr44" draw:text-style-name="P1" draw:layer="layout" draw:type="line" svg:x1="15.65cm" svg:y1="8.5cm" svg:x2="18.75cm" svg:y2="11.899cm" draw:start-shape="id35" draw:start-glue-point="2" draw:end-shape="id38" draw:end-glue-point="4" svg:d="M15650 8500l3100 3399" svg:viewBox="0 0 3101 3400">
          <text:p/>
        </draw:connector>
        <draw:connector draw:style-name="gr44" draw:text-style-name="P1" draw:layer="layout" draw:type="line" svg:x1="20.8cm" svg:y1="15.699cm" svg:x2="22.9cm" svg:y2="15.748cm" draw:start-shape="id41" draw:start-glue-point="1" draw:end-shape="id42" draw:end-glue-point="6" svg:d="M20800 15699l2100 49" svg:viewBox="0 0 2101 50">
          <text:p/>
        </draw:connector>
        <draw:connector draw:style-name="gr44" draw:text-style-name="P1" draw:layer="layout" draw:type="line" svg:x1="23.95cm" svg:y1="14.998cm" svg:x2="24.35cm" svg:y2="13.499cm" draw:start-shape="id42" draw:start-glue-point="4" draw:end-shape="id40" draw:end-glue-point="2" svg:d="M23950 14998l400-1499" svg:viewBox="0 0 401 1500">
          <text:p/>
        </draw:connector>
        <draw:connector draw:style-name="gr44" draw:text-style-name="P1" draw:layer="layout" draw:type="line" svg:x1="20.8cm" svg:y1="18.049cm" svg:x2="21.998cm" svg:y2="18.448cm" draw:start-shape="id43" draw:start-glue-point="1" draw:end-shape="id44" draw:end-glue-point="6" svg:d="M20800 18049l1198 399" svg:viewBox="0 0 1199 400">
          <text:p/>
        </draw:connector>
        <draw:connector draw:style-name="gr44" draw:text-style-name="P1" draw:layer="layout" draw:type="line" svg:x1="26.5cm" svg:y1="12.249cm" svg:x2="27.498cm" svg:y2="18.448cm" draw:start-shape="id40" draw:start-glue-point="1" draw:end-shape="id44" draw:end-glue-point="10" svg:d="M26500 12249l998 6199" svg:viewBox="0 0 999 6200">
          <text:p/>
        </draw:connector>
        <draw:connector draw:style-name="gr44" draw:text-style-name="P1" draw:layer="layout" draw:type="line" svg:x1="24.998cm" svg:y1="4.798cm" svg:x2="24.35cm" svg:y2="10.999cm" draw:start-shape="id45" draw:start-glue-point="8" draw:end-shape="id46" draw:end-glue-point="0" svg:d="M24998 4798l-648 6201" svg:viewBox="0 0 649 6202">
          <text:p/>
        </draw:connector>
        <draw:connector draw:style-name="gr44" draw:text-style-name="P1" draw:layer="layout" draw:type="line" svg:x1="23.498cm" svg:y1="4.048cm" svg:x2="5.398cm" svg:y2="2.85cm" draw:start-shape="id45" draw:start-glue-point="6" draw:end-shape="id28" draw:end-glue-point="1" svg:d="M23498 4048l-18100-1198" svg:viewBox="0 0 18101 1199">
          <text:p/>
        </draw:connector>
        <draw:connector draw:style-name="gr44" draw:text-style-name="P1" draw:layer="layout" draw:type="curve" svg:x1="6.9cm" svg:y1="18.399cm" svg:x2="13.3cm" svg:y2="6.85cm" draw:start-shape="id47" draw:start-glue-point="3" draw:end-shape="id35" svg:d="M6900 18399c-751 0-3951-11549 6400-11549" svg:viewBox="0 0 7458 11550">
          <text:p/>
        </draw:connector>
        <draw:connector draw:style-name="gr44" draw:text-style-name="P1" draw:layer="layout" draw:type="curve" svg:x1="6.9cm" svg:y1="18.399cm" svg:x2="1.398cm" svg:y2="2.85cm" draw:start-shape="id47" draw:start-glue-point="3" draw:end-shape="id28" draw:end-glue-point="3" svg:d="M6900 18399c-9004 0-6253-15549-5502-15549" svg:viewBox="0 0 6489 15550">
          <text:p/>
        </draw:connector>
        <draw:custom-shape draw:style-name="gr1" draw:text-style-name="P18" draw:layer="layout" svg:width="1cm" svg:height="0.5cm" svg:x="3.498cm" svg:y="8.6cm">
          <text:p text:style-name="P1"><text:span text:style-name="T12">0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0.098cm" svg:y="2.5cm">
          <text:p text:style-name="P1"><text:span text:style-name="T12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5.698cm" svg:y="18.5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5.498cm" svg:y="17.6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5.398cm" svg:y="1.6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6.198cm" svg:y="3.1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5.898cm" svg:y="2.3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5.898cm" svg:y="1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0.098cm" svg:y="0.1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0.8cm" svg:height="0.5cm" svg:x="10.498cm" svg:y="1.7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2.198cm" svg:y="5.6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2.198cm" svg:y="7.7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2.598cm" svg:y="13.4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.298cm" svg:y="5.6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6.398cm" svg:y="8.6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4.598cm" svg:y="10.3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1.098cm" svg:y="12.35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0.998cm" svg:y="17.45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0.998cm" svg:y="14.9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0.998cm" svg:y="14.9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5.798cm" svg:y="9.2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0.9cm" svg:height="0.5cm" svg:x="24.6cm" svg:y="13.7cm">
          <text:p text:style-name="P1"><text:span text:style-name="T12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1.798cm" svg:y="12.1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11.698cm" svg:y="6.899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14.749cm" svg:y="8.9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26.798cm" svg:y="12.1cm">
          <text:p text:style-name="P1"><text:span text:style-name="T12">0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6" draw:layer="layout" svg:width="3.9cm" svg:height="3.8cm" svg:x="18.998cm" svg:y="5.699cm">
          <text:p text:style-name="P3"><text:span text:style-name="T6">Id Admin</text:span></text:p>
          <text:p text:style-name="P3"><text:span text:style-name="T6">Nom Admin</text:span></text:p>
          <text:p text:style-name="P3"><text:span text:style-name="T6">Login</text:span></text:p>
          <text:p text:style-name="P3"><text:span text:style-name="T6">Mot de pas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cm" svg:x="19cm" svg:y="5.698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custom-shape draw:style-name="gr42" draw:text-style-name="P16" xml:id="id49" draw:id="id49" draw:layer="layout" svg:width="4cm" svg:height="5.2cm" svg:x="23.7cm" svg:y="0.3cm">
          <text:p text:style-name="P3"><text:span text:style-name="T6">Id Recette</text:span></text:p>
          <text:p text:style-name="P3"><text:span text:style-name="T6">Nom</text:span></text:p>
          <text:p text:style-name="P3"><text:span text:style-name="T6">Forme</text:span></text:p>
          <text:p text:style-name="P3"><text:span text:style-name="T6">Prix</text:span></text:p>
          <text:p text:style-name="P3"><text:span text:style-name="T6">Résumé</text:span></text:p>
          <text:p text:style-name="P3"><text:span text:style-name="T6">Conten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23.7cm" svg:y="0.3cm">
          <text:p text:style-name="P1"><text:span text:style-name="T1">Recett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52" draw:id="id52" draw:layer="layout" svg:width="4.2cm" svg:height="2.65cm" svg:x="13.598cm" svg:y="0.599cm">
          <text:p text:style-name="P3"><text:span text:style-name="T6">Id Tag</text:span></text:p>
          <text:p text:style-name="P3"><text:span text:style-name="T6">Nom Ta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1cm" svg:x="13.598cm" svg:y="0.599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53" draw:id="id53" draw:layer="layout" svg:width="4.7cm" svg:height="2.7cm" svg:x="17cm" svg:y="8.999cm">
          <text:p text:style-name="P3"><text:span text:style-name="T6">Id Image</text:span></text:p>
          <text:p text:style-name="P3"><text:span text:style-name="T6">Nom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4.7cm" svg:height="1cm" svg:x="17cm" svg:y="8.999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55" draw:id="id55" draw:layer="layout" svg:width="4.7cm" svg:height="3.3cm" svg:x="7.5cm" svg:y="8.7cm">
          <text:p text:style-name="P3"><text:span text:style-name="T6">Id Ingrédient</text:span></text:p>
          <text:p text:style-name="P3"><text:span text:style-name="T6">Nom Ingrédient</text:span></text:p>
          <text:p text:style-name="P3"><text:span text:style-name="T6">Prix unitai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" draw:id="id65" draw:layer="layout" svg:width="4.7cm" svg:height="1cm" svg:x="7.5cm" svg:y="8.7cm">
          <text:p text:style-name="P1"><text:span text:style-name="T1">Articl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57" draw:id="id57" draw:layer="layout" svg:width="5.7cm" svg:height="3.3cm" svg:x="0.1cm" svg:y="8.7cm">
          <text:p text:style-name="P3"><text:span text:style-name="T6">Id Conditionnement</text:span></text:p>
          <text:p text:style-name="P3"><text:span text:style-name="T6">Nom Conditionnement</text:span></text:p>
          <text:p text:style-name="P3"><text:span text:style-name="T6">Quantit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1cm" svg:x="0.1cm" svg:y="8.7cm">
          <text:p text:style-name="P1"><text:span text:style-name="T1">Conditionnem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59" draw:id="id59" draw:layer="layout" svg:width="4.3cm" svg:height="3.802cm" svg:x="23.4cm" svg:y="8.498cm">
          <text:p text:style-name="P3"><text:span text:style-name="T6">Id Commande</text:span></text:p>
          <text:p text:style-name="P3"><text:span text:style-name="T6">Date paiement</text:span></text:p>
          <text:p text:style-name="P3"><text:span text:style-name="T6">Montant</text:span></text:p>
          <text:p text:style-name="P3"><text:span text:style-name="T6">E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3" draw:id="id63" draw:layer="layout" svg:width="4.3cm" svg:height="1cm" svg:x="23.4cm" svg:y="8.498cm">
          <text:p text:style-name="P1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.7cm" svg:height="5.7cm" svg:x="23cm" svg:y="15.099cm">
          <text:p text:style-name="P3"><text:span text:style-name="T6">Id Client</text:span></text:p>
          <text:p text:style-name="P3"><text:span text:style-name="T6">Nom Client</text:span></text:p>
          <text:p text:style-name="P3"><text:span text:style-name="T6">Login</text:span></text:p>
          <text:p text:style-name="P3"><text:span text:style-name="T6">Mot de passe</text:span></text:p>
          <text:p text:style-name="P3"><text:span text:style-name="T6">Adresse</text:span></text:p>
          <text:p text:style-name="P3"><text:span text:style-name="T6">Téléphone</text:span></text:p>
          <text:p text:style-name="P3"><text:span text:style-name="T6">RéponseQ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4.7cm" svg:height="1cm" svg:x="23cm" svg:y="15.099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51" draw:id="id51" draw:layer="layout" svg:width="2.9cm" svg:height="1.5cm" svg:x="19.5cm" svg:y="1.199cm">
          <text:p text:style-name="P20"><text:span text:style-name="T5">Réfé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48" draw:id="id48" draw:layer="layout" svg:width="3.2cm" svg:height="1.5cm" svg:x="19.498cm" svg:y="6.199cm">
          <text:p text:style-name="P20"><text:span text:style-name="T5">Illust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58" draw:id="id58" draw:layer="layout" svg:width="3.5cm" svg:height="1.5cm" svg:x="14.3cm" svg:y="13.8cm">
          <text:p text:style-name="P1"><text:span text:style-name="T5">Comprend</text:span></text:p>
          <text:p text:style-name="P1"><text:span text:style-name="T11">Quantité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62" draw:id="id62" draw:layer="layout" svg:width="3cm" svg:height="1.5cm" svg:x="24.098cm" svg:y="6.198cm">
          <text:p text:style-name="P1"><text:span text:style-name="T5">Contient</text:span></text:p>
          <text:p text:style-name="P1"><text:span text:style-name="T11">Quanti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54" draw:id="id54" draw:layer="layout" svg:width="2.498cm" svg:height="1.3cm" svg:x="13.4cm" svg:y="9.7cm">
          <text:p text:style-name="P1"><text:span text:style-name="T6">Con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7" xml:id="id56" draw:id="id56" draw:layer="layout" svg:width="5cm" svg:height="1.802cm" svg:x="3.5cm" svg:y="13.698cm">
          <text:p text:style-name="P1"><text:span text:style-name="T5">Emballe</text:span></text:p>
          <text:p text:style-name="P1"><text:span text:style-name="T11">Id Art Co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9" xml:id="id61" draw:id="id61" draw:layer="layout" svg:width="2.1cm" svg:height="1.5cm" svg:x="24.4cm" svg:y="13cm">
          <text:p text:style-name="P1"><text:span text:style-name="T11">P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22.698cm" svg:y1="6.949cm" svg:x2="25.7cm" svg:y2="5.5cm" draw:start-shape="id48" draw:start-glue-point="10" draw:end-shape="id49" draw:end-glue-point="2" svg:d="M22698 6949l3002-1449" svg:viewBox="0 0 3003 1450">
          <text:p/>
        </draw:connector>
        <draw:connector draw:style-name="gr44" draw:text-style-name="P1" draw:layer="layout" draw:type="line" svg:x1="19.498cm" svg:y1="6.949cm" svg:x2="19.35cm" svg:y2="8.999cm" draw:start-shape="id48" draw:start-glue-point="6" draw:end-shape="id50" draw:end-glue-point="0" svg:d="M19498 6949l-148 2050" svg:viewBox="0 0 149 2051">
          <text:p/>
        </draw:connector>
        <draw:connector draw:style-name="gr44" draw:text-style-name="P1" draw:layer="layout" draw:type="line" svg:x1="22.4cm" svg:y1="1.949cm" svg:x2="23.7cm" svg:y2="2.9cm" draw:start-shape="id51" draw:start-glue-point="10" draw:end-shape="id49" svg:d="M22400 1949l1300 951" svg:viewBox="0 0 1301 952">
          <text:p/>
        </draw:connector>
        <draw:connector draw:style-name="gr44" draw:text-style-name="P1" draw:layer="layout" draw:type="line" svg:x1="19.5cm" svg:y1="1.949cm" svg:x2="17.798cm" svg:y2="1.924cm" draw:start-shape="id51" draw:start-glue-point="6" draw:end-shape="id52" draw:end-glue-point="1" svg:d="M19500 1949l-1702-25" svg:viewBox="0 0 1703 26">
          <text:p/>
        </draw:connector>
        <draw:connector draw:style-name="gr44" draw:text-style-name="P1" draw:layer="layout" draw:type="line" svg:x1="17cm" svg:y1="10.349cm" svg:x2="15.898cm" svg:y2="10.35cm" draw:start-shape="id53" draw:start-glue-point="3" draw:end-shape="id54" draw:end-glue-point="10" svg:d="M17000 10349l-1102 1" svg:viewBox="0 0 1103 2">
          <text:p/>
        </draw:connector>
        <draw:connector draw:style-name="gr44" draw:text-style-name="P1" draw:layer="layout" draw:type="line" svg:x1="13.4cm" svg:y1="10.35cm" svg:x2="12.2cm" svg:y2="10.35cm" draw:start-shape="id54" draw:start-glue-point="6" draw:end-shape="id55" draw:end-glue-point="1" svg:d="M13400 10350h-1200" svg:viewBox="0 0 1201 1">
          <text:p/>
        </draw:connector>
        <draw:connector draw:style-name="gr44" draw:text-style-name="P1" draw:layer="layout" draw:type="line" svg:x1="8.5cm" svg:y1="14.599cm" svg:x2="9.85cm" svg:y2="12cm" draw:start-shape="id56" draw:end-shape="id55" draw:end-glue-point="2" svg:d="M8500 14599l1350-2599" svg:viewBox="0 0 1351 2600">
          <text:p/>
        </draw:connector>
        <draw:connector draw:style-name="gr44" draw:text-style-name="P1" draw:layer="layout" draw:type="line" svg:x1="3.5cm" svg:y1="14.599cm" svg:x2="2.95cm" svg:y2="12cm" draw:start-shape="id56" draw:start-glue-point="6" draw:end-shape="id57" draw:end-glue-point="2" svg:d="M3500 14599l-550-2599" svg:viewBox="0 0 551 2600">
          <text:p/>
        </draw:connector>
        <draw:connector draw:style-name="gr44" draw:text-style-name="P1" draw:layer="layout" draw:type="line" svg:x1="17.8cm" svg:y1="14.55cm" svg:x2="23.4cm" svg:y2="10.399cm" draw:start-shape="id58" draw:start-glue-point="10" draw:end-shape="id59" draw:end-glue-point="3" svg:d="M17800 14550l5600-4151" svg:viewBox="0 0 5601 4152">
          <text:p/>
        </draw:connector>
        <draw:connector draw:style-name="gr44" draw:text-style-name="P1" draw:layer="layout" draw:type="line" svg:x1="8.5cm" svg:y1="14.599cm" svg:x2="14.3cm" svg:y2="14.55cm" draw:start-shape="id56" draw:start-glue-point="10" draw:end-shape="id58" draw:end-glue-point="6" svg:d="M8500 14599l5800-49" svg:viewBox="0 0 5801 50">
          <text:p/>
        </draw:connector>
        <draw:connector draw:style-name="gr44" draw:text-style-name="P1" draw:layer="layout" draw:type="line" svg:x1="25.35cm" svg:y1="15.099cm" svg:x2="25.45cm" svg:y2="14.5cm" draw:start-shape="id60" draw:start-glue-point="0" draw:end-shape="id61" draw:end-glue-point="8" svg:d="M25350 15099l100-599" svg:viewBox="0 0 101 600">
          <text:p/>
        </draw:connector>
        <draw:connector draw:style-name="gr44" draw:text-style-name="P1" draw:layer="layout" draw:type="line" svg:x1="25.45cm" svg:y1="13cm" svg:x2="25.55cm" svg:y2="12.3cm" draw:start-shape="id61" draw:start-glue-point="4" draw:end-shape="id59" draw:end-glue-point="2" svg:d="M25450 13000l100-700" svg:viewBox="0 0 101 701">
          <text:p/>
        </draw:connector>
        <draw:connector draw:style-name="gr44" draw:text-style-name="P1" draw:layer="layout" draw:type="line" svg:x1="25.598cm" svg:y1="7.698cm" svg:x2="25.55cm" svg:y2="8.498cm" draw:start-shape="id62" draw:start-glue-point="8" draw:end-shape="id63" draw:end-glue-point="0" svg:d="M25598 7698l-48 800" svg:viewBox="0 0 49 801">
          <text:p/>
        </draw:connector>
        <draw:connector draw:style-name="gr44" draw:text-style-name="P1" draw:layer="layout" draw:type="line" svg:x1="25.598cm" svg:y1="6.198cm" svg:x2="25.7cm" svg:y2="5.5cm" draw:start-shape="id62" draw:start-glue-point="4" draw:end-shape="id49" draw:end-glue-point="2" svg:d="M25598 6198l102-698" svg:viewBox="0 0 103 699">
          <text:p/>
        </draw:connector>
        <draw:custom-shape draw:style-name="gr1" draw:text-style-name="P18" draw:layer="layout" svg:width="1cm" svg:height="0.5cm" svg:x="19.598cm" svg:y="8.4cm">
          <text:p text:style-name="P1"><text:span text:style-name="T12">0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12.298cm" svg:y="10.5cm">
          <text:p text:style-name="P1"><text:span text:style-name="T12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8cm" svg:y="14.55cm">
          <text:p text:style-name="P1"><text:span text:style-name="T12">1,1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17.898cm" svg:y="2.1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0.8cm" svg:height="0.5cm" svg:x="8.9cm" svg:y="8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4.404cm" svg:y="7.851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5.898cm" svg:y="9.699cm">
          <text:p text:style-name="P1"><text:span text:style-name="T12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.798cm" svg:y="12.0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2.7cm" svg:y="1.7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3.3cm" svg:y="13.95cm">
          <text:p text:style-name="P1"><text:span text:style-name="T12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5.898cm" svg:y="5.6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2.298cm" svg:y="9.949cm">
          <text:p text:style-name="P1"><text:span text:style-name="T12">1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23.998cm" svg:y="14.499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12.5cm" svg:y="2.624cm">
          <text:p text:style-name="P1"><text:span text:style-name="T12">0,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0.9cm" svg:height="0.5cm" svg:x="25.8cm" svg:y="12.399cm">
          <text:p text:style-name="P1"><text:span text:style-name="T12">1,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1cm" svg:height="0.5cm" svg:x="8.598cm" svg:y="14.6cm">
          <text:p text:style-name="P1"><text:span text:style-name="T12">0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cm" svg:height="0.5cm" svg:x="8.198cm" svg:y="12.199cm">
          <text:p text:style-name="P1"><text:span text:style-name="T12">0, n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3.9cm" svg:height="3.8cm" svg:x="17.898cm" svg:y="16.7cm">
          <text:p text:style-name="P3"><text:span text:style-name="T6">Id Admin</text:span></text:p>
          <text:p text:style-name="P3"><text:span text:style-name="T6">Nom Admin</text:span></text:p>
          <text:p text:style-name="P3"><text:span text:style-name="T6">Login</text:span></text:p>
          <text:p text:style-name="P3"><text:span text:style-name="T6">Mot de pas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cm" svg:x="17.9cm" svg:y="16.699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64" draw:id="id64" draw:layer="layout" svg:width="3.2cm" svg:height="1.5cm" svg:x="8.55cm" svg:y="4.249cm">
          <text:p text:style-name="P20"><text:span text:style-name="T5">Réperto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" draw:layer="layout" draw:type="line" svg:x1="13.598cm" svg:y1="1.924cm" svg:x2="10.15cm" svg:y2="4.249cm" draw:start-shape="id52" draw:start-glue-point="3" draw:end-shape="id64" draw:end-glue-point="4" svg:d="M13598 1924l-3448 2325" svg:viewBox="0 0 3449 2326">
          <text:p/>
        </draw:connector>
        <draw:connector draw:style-name="gr44" draw:text-style-name="P1" draw:layer="layout" draw:type="line" svg:x1="10.15cm" svg:y1="5.749cm" svg:x2="9.85cm" svg:y2="8.7cm" draw:start-shape="id64" draw:start-glue-point="8" draw:end-shape="id65" draw:end-glue-point="0" svg:d="M10150 5749l-300 2951" svg:viewBox="0 0 301 2952">
          <text:p/>
        </draw:connector>
        <draw:custom-shape draw:style-name="gr1" draw:text-style-name="P18" draw:layer="layout" svg:width="1cm" svg:height="0.5cm" svg:x="23.798cm" svg:y="5.7cm">
          <text:p text:style-name="P1"><text:span text:style-name="T12">1, n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0.95cm" svg:height="0.5cm" svg:x="2.3cm" svg:y="14.123cm">
          <text:p text:style-name="P1"><text:span text:style-name="T12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8" draw:layer="layout" svg:width="0.95cm" svg:height="0.5cm" svg:x="8.3cm" svg:y="13.723cm">
          <text:p text:style-name="P1"><text:span text:style-name="T12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.5cm" svg:x="1cm" svg:y="1cm">
          <text:p text:style-name="P1">MCD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IBLI BLUBLU</meta:initial-creator>
    <meta:creation-date>2015-01-13T17:19:01.707000000</meta:creation-date>
    <meta:editing-duration>PT14H22M18S</meta:editing-duration>
    <meta:editing-cycles>135</meta:editing-cycles>
    <dc:date>2015-03-19T23:06:42.723000000</dc:date>
    <meta:generator>LibreOffice/4.2.8.2$Windows_x86 LibreOffice_project/48d50dbfc06349262c9d50868e5c1f630a573ebd</meta:generator>
    <dc:creator>BLIBLI BLUBLU</dc:creator>
    <meta:document-statistic meta:object-count="618"/>
  </office:meta>
</office:document-meta>
</file>